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tyle:font-face style:name="Palatino" svg:font-family="Palatino, 'Book Antiqua'" style:font-pitch="variable"/>
    <style:font-face style:name="Textile" svg:font-family="Textile, 'Courier New'"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line-height="0.564cm" fo:text-indent="1cm" style:auto-text-indent="false"/>
    </style:style>
    <style:style style:name="P2" style:family="paragraph" style:parent-style-name="ANA_20_METIN">
      <style:paragraph-properties fo:margin-left="0cm" fo:margin-right="0.3cm" fo:line-height="0.564cm" fo:text-indent="1cm" style:auto-text-indent="false"/>
      <style:text-properties style:font-name="Lato" style:font-name-complex="Times New Roman" style:font-size-complex="11pt"/>
    </style:style>
    <style:style style:name="P3" style:family="paragraph" style:parent-style-name="ANA_20_METIN">
      <style:paragraph-properties fo:margin-left="0cm" fo:margin-right="0.3cm" fo:line-height="0.564cm" fo:text-indent="1cm" style:auto-text-indent="false"/>
      <style:text-properties style:font-name="Lato" fo:font-size="18pt" fo:font-weight="bold" style:font-size-asian="18pt" style:font-weight-asian="bold" style:font-name-complex="Times New Roman" style:font-size-complex="11pt"/>
    </style:style>
    <style:style style:name="P4"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13"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14" style:family="paragraph" style:parent-style-name="Standard">
      <style:paragraph-properties fo:margin-left="0cm" fo:margin-right="0.3cm" fo:text-align="center" style:justify-single-word="false" fo:text-indent="1cm" style:auto-text-indent="false"/>
      <style:text-properties style:font-name="Lato" fo:font-size="16pt" fo:font-weight="bold" style:font-size-asian="16pt" style:font-weight-asian="bold" style:font-name-complex="Times New Roman" style:font-size-complex="16pt"/>
    </style:style>
    <style:style style:name="P15"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16"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7"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2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2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tr" fo:country="TR" style:font-name-asian="Times" style:font-size-asian="14pt" style:language-asian="tr" style:country-asian="TR" style:font-name-complex="Times New Roman" style:font-size-complex="14pt"/>
    </style:style>
    <style:style style:name="P22" style:family="paragraph" style:parent-style-name="ayet">
      <style:paragraph-properties fo:margin-left="0cm" fo:margin-right="0.3cm" fo:margin-top="0cm" fo:margin-bottom="0cm" loext:contextual-spacing="false" fo:text-indent="1cm" style:auto-text-indent="false"/>
      <style:text-properties style:font-name="Lato" fo:font-size="11pt" style:font-size-asian="11pt" style:font-name-complex="Times New Roman" style:font-size-complex="11pt"/>
    </style:style>
    <style:style style:name="P23" style:family="paragraph" style:parent-style-name="Text_20_body_20_indent">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26"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8"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9"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30" style:family="paragraph" style:parent-style-name="Standard">
      <style:text-properties style:font-name="Lato" fo:font-size="11pt" style:font-size-asian="11pt" style:font-name-complex="Times New Roman" style:font-size-complex="11pt"/>
    </style:style>
    <style:style style:name="P31"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32" style:family="paragraph" style:parent-style-name="Standard">
      <style:paragraph-properties fo:margin-left="1cm" fo:margin-right="0.3cm" fo:text-align="center" style:justify-single-word="false" fo:text-indent="0cm" style:auto-text-indent="false"/>
      <style:text-properties style:font-name="Lato" fo:font-size="18pt" fo:font-weight="bold" style:font-size-asian="18pt" style:font-weight-asian="bold" style:font-name-complex="Times New Roman" style:font-size-complex="18pt"/>
    </style:style>
    <style:style style:name="P33" style:family="paragraph" style:parent-style-name="Standard">
      <style:paragraph-properties fo:margin-left="1.635cm" fo:margin-right="0.3cm" fo:text-indent="0cm" style:auto-text-indent="false"/>
      <style:text-properties style:font-name="Lato" fo:font-size="11pt" fo:font-weight="bold" style:font-size-asian="11pt" style:font-weight-asian="bold" style:font-name-complex="Times New Roman" style:font-size-complex="11pt"/>
    </style:style>
    <style:style style:name="P34" style:family="paragraph" style:parent-style-name="Standard">
      <style:paragraph-properties fo:margin-left="1.635cm" fo:margin-right="0.3cm" fo:text-align="center"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35" style:family="paragraph" style:parent-style-name="Standard">
      <style:paragraph-properties fo:margin-left="1.635cm" fo:margin-right="0.3cm" fo:text-align="center" style:justify-single-word="false" fo:text-indent="0cm" style:auto-text-indent="false"/>
      <style:text-properties style:font-name="Lato" fo:font-size="18pt" fo:font-weight="bold" style:font-size-asian="18pt" style:font-weight-asian="bold" style:font-name-complex="Times New Roman" style:font-size-complex="18pt"/>
    </style:style>
    <style:style style:name="P36" style:family="paragraph" style:parent-style-name="Standard">
      <style:paragraph-properties fo:margin-left="1.635cm" fo:margin-right="0.3cm" fo:text-align="center"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37" style:family="paragraph" style:parent-style-name="Heading_20_1">
      <style:paragraph-properties fo:margin-left="0cm" fo:margin-right="0.3cm" fo:line-height="0.564cm" fo:text-align="justify" style:justify-single-word="false" fo:text-indent="1cm" style:auto-text-indent="false"/>
      <style:text-properties style:font-name="Lato" fo:font-size="14pt" style:font-size-asian="14pt" style:font-name-complex="Times New Roman" style:font-size-complex="14pt"/>
    </style:style>
    <style:style style:name="P38"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font-size-complex="11pt"/>
    </style:style>
    <style:style style:name="P39" style:family="paragraph" style:parent-style-name="Standard" style:list-style-name="WW8Num1">
      <style:paragraph-properties fo:margin-left="1.635cm" fo:margin-right="0.3cm" fo:text-align="center" style:justify-single-word="false" fo:text-indent="-0.635cm" style:auto-text-indent="false" fo:break-before="page"/>
      <style:text-properties style:font-name="Lato" fo:font-size="18pt" fo:font-weight="bold" style:font-size-asian="18pt" style:font-weight-asian="bold" style:font-name-complex="Times New Roman" style:font-size-complex="18pt"/>
    </style:style>
    <style:style style:name="T1" style:family="text">
      <style:text-properties fo:font-size="11pt" style:font-size-asian="11pt" style:font-name-complex="Times New Roman" style:font-size-complex="11pt"/>
    </style:style>
    <style:style style:name="T2" style:family="text">
      <style:text-properties fo:font-size="11pt" style:font-name-asian="Times New Roman" style:font-size-asian="11pt" style:font-name-complex="Times New Roman" style:font-size-complex="11pt"/>
    </style:style>
    <style:style style:name="T3" style:family="text">
      <style:text-properties style:font-name-asian="Times New Roman"/>
    </style:style>
    <style:style style:name="T4" style:family="text">
      <style:text-properties style:font-name="Lato" fo:font-size="11pt" style:font-size-asian="11pt" style:font-size-complex="11pt"/>
    </style:style>
    <style:style style:name="T5" style:family="text">
      <style:text-properties style:font-name="Lato" fo:font-size="11pt" style:font-size-asian="11pt" style:font-name-complex="Times New Roman" style:font-size-complex="11pt"/>
    </style:style>
    <style:style style:name="T6" style:family="text">
      <style:text-properties style:font-name="Lato" fo:font-size="11pt" fo:letter-spacing="0.706cm" style:font-size-asian="11pt" style:font-name-complex="Times New Roman" style:font-size-complex="11pt"/>
    </style:style>
    <style:style style:name="T7" style:family="text">
      <style:text-properties style:font-name="Lato" fo:font-size="11pt"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8"/>
      <text:p text:style-name="P8"/>
      <text:p text:style-name="P31"/>
      <text:p text:style-name="P31"/>
      <text:p text:style-name="P31"/>
      <text:p text:style-name="P31">DARWIN AMCA </text:p>
      <text:p text:style-name="P31">BİZ HİÇ </text:p>
      <text:p text:style-name="P31">DEĞİŞMEDİK</text:p>
      <text:p text:style-name="P13"/>
      <text:p text:style-name="P14"/>
      <text:p text:style-name="P13"/>
      <text:p text:style-name="P15">HARUN YAHYA</text:p>
      <text:p text:style-name="P15">(ADNAN OKTAR)</text:p>
      <text:p text:style-name="P8"/>
      <text:p text:style-name="P24"/>
      <text:p text:style-name="P9"/>
      <text:p text:style-name="P9"/>
      <text:p text:style-name="P9"/>
      <text:p text:style-name="P9"/>
      <text:p text:style-name="P9"/>
      <text:p text:style-name="P9"/>
      <text:p text:style-name="P9">Bu kitapta kullanılan ayetler, Ali Bulaç'ın hazırladığı</text:p>
      <text:p text:style-name="P9">"Kur'an-ı Kerim ve Türkçe Anlamı" isimli mealden alınmıştır.</text:p>
      <text:p text:style-name="P9"/>
      <text:p text:style-name="P9"/>
      <text:p text:style-name="P10">Birinci Baskı: Temmuz 2009</text:p>
      <text:p text:style-name="P10"/>
      <text:p text:style-name="P9"/>
      <text:p text:style-name="P10">ARAŞTIRMA YAYINCILIK</text:p>
      <text:p text:style-name="P10"/>
      <text:p text:style-name="P9"/>
      <text:p text:style-name="P9">Talatpaşa Mah. Emirgazi Caddesi</text:p>
      <text:p text:style-name="P9">İbrahim Elmas İş Merkezi</text:p>
      <text:p text:style-name="P9">A Blok Kat 4 Okmeydanı - İstanbul</text:p>
      <text:p text:style-name="P9">Tel: (0 212) 222 00 88</text:p>
      <text:p text:style-name="P9"/>
      <text:p text:style-name="P9"/>
      <text:p text:style-name="P9">Baskı: Seçil Ofset</text:p>
      <text:p text:style-name="P9">100. Yıl Mahallesi MAS-SİT Matbaacılar Sitesi</text:p>
      <text:p text:style-name="P9">4. Cadde No: 77 Bağcılar-İstanbul</text:p>
      <text:p text:style-name="P9">Tel: (0 212) 629 06 15</text:p>
      <text:p text:style-name="P9"/>
      <text:p text:style-name="P9"/>
      <text:p text:style-name="P9">www.harunyahya.org </text:p>
      <text:p text:style-name="P5"><text:a xlink:type="simple" xlink:href="http://www.harunyahya.net/" text:style-name="Internet_20_link" text:visited-style-name="Visited_20_Internet_20_Link"><text:span text:style-name="T4">www.harunyahya.net</text:span></text:a></text:p>
      <text:p text:style-name="P25"/>
      <text:p text:style-name="P16">İÇİNDEKİLER</text:p>
      <text:p text:style-name="P11"/>
      <text:p text:style-name="P8"/>
      <text:p text:style-name="P8">Önsöz</text:p>
      <text:p text:style-name="P8"/>
      <text:p text:style-name="P8">Giriş</text:p>
      <text:p text:style-name="P8"/>
      <text:p text:style-name="P8">Yaşayan Fosiller Bizlere Yaratılışı Gösterir</text:p>
      <text:p text:style-name="P8"/>
      <text:p text:style-name="P8">Bir Canlı Türü Bir Başka Canlı Türüne Dönüşmez</text:p>
      <text:p text:style-name="P8"/>
      <text:p text:style-name="P8">Amber İçindeki Milyonlarca Canlı Evrimi Geçersiz Kılıyor</text:p>
      <text:p text:style-name="P8"/>
      <text:p text:style-name="P8">Sonuç: Yaşayan Fosiller Evrimi Reddediyor</text:p>
      <text:p text:style-name="P8"/>
      <text:p text:style-name="P8">Ek Bölüm: Evrim Yalanı</text:p>
      <text:p text:style-name="P27">Okuyucuya</text:p>
      <text:p text:style-name="P11"/>
      <text:p text:style-name="P8"/>
      <text:p text:style-name="P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8"/>
      <text:p text:style-name="P8"><text:soft-page-break/></text:p>
      <text:p text:style-name="P8"/>
      <text:p text:style-name="P27">Yazar Hakkında</text:p>
      <text:p text:style-name="P11"/>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Harun Yahya'nın eserleri yaklaşık 30.000 resmin yer aldığı toplam 45.000 sayfalık bir külliyattır ve bu külliyat 60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 dışında geniş bir okuyucu kitlesi tarafından takip edilmektedir. </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p text:style-name="P8"/>
      <text:p text:style-name="P8"/>
      <text:p text:style-name="P8"/>
      <text:p text:style-name="P8"/>
      <text:p text:style-name="P28">ÖNSÖZ</text:p>
      <text:p text:style-name="P11"/>
      <text:p text:style-name="P8"/>
      <text:p text:style-name="P8">Sevgili çocuklar, bundan 150 yıl kadar önce Charles Darwin canlılığın nasıl oluştuğu konusunda ortaya mantıksız bir teori attı. Bu teori, gerçekle hiçbir ilgisi olmayan bir hikayeden ibaretti. Herşeyin tesadüfen meydana geldiği yanılgısına kapılan Darwin, cansız maddelerin tesadüfen bir araya gelip bir canlı hücresi oluşturduklarını, sonra da bu hücreden diğer canlıların kendi kendine oluştuğunu iddia etmişti. Yani etrafınızda gördüğünüz tüm hayvanların kedilerin, köpeklerin, kuşların, balıkların, tavşanların, karıncaların ve tüm bitkilerin birbirlerinden oluştuklarını sanıyordu. Üstelik, insanlarla maymunların da aynı canlıdan meydana geldiğini söylemişti. Sizin de artık çok iyi bildiğiniz gibi, Darwin'in ve evrimi savunan diğer kişilerin bu iddiaları gerçek değildir. Evrim teorisi bilime her yönden aykırıdır. O dönemin teknolojisindeki gerilik nedeniyle teorinin iddialarına bilimsel olarak yeterli bir cevap verilememiş ve teori bir süre kabul görmüştür. Ama günümüzün teknolojisiyle yıllardır sürdürülen bilimsel araştırmalar, evrim teorisinin bir yalandan ibaret olduğunu, yeryüzünde evrim diye bir olayın yaşanmadığını ispatlamıştır. <text:s/></text:p>
      <text:p text:style-name="P8">Daha önce yayınlanan Varilci Darwin, Darwin Yalan Söyledi, Müminin 24 Saati gibi kitaplarımızda evrimin ne olduğunu ve neden geçersiz olduğunu çeşitli şekillerde açıklamıştık. Bu kitapta evrimin bir yalan olduğunu kanıtlayan başka bir delili "fosil kayıtları"nı ele alacağız. Milyonlarca yıl öncesinde yaşamış canlıların, günümüze kadar hiç bozulmadan gelmelerini sağlayan bu önemli bilimsel kanıtı size her yönüyle açıklayacağız.</text:p>
      <text:p text:style-name="P8">Buna geçmeden önce size hatırlatmak istediğimiz bir nokta daha var. Bunu evrimle ilgili haberleri ya da kitapları okurken, evrimcilerin hazırladıkları belgeselleri izlerken aklınızda tutmanız gerekiyor. Evrimin olmadığını, canlıların şu andaki halleri nasılsa milyonlarca yıl önce ilk ortaya çıktıklarında da aynı görünümde olduklarını kanıtlayan her türlü delile rağmen, evrimciler bu gerçeği kabul etmek istemezler. Çünkü bu gibi kişiler kendilerini evrim yalanına inandırmışlar, bunu bir saplantı hatta batıl bir inanç haline getirmişlerdir. Böyle insanlar evrimin olmadığını kanıtlayan delilleri görmek istemezler, bu konudaki haberleri, kitapları okuyup, tarafsız gözle değerlendirmekten kaçınırlar. Çünkü bunu yaparlarsa kurdukları sahte dünyanın yıkılacağından korkarlar. Bu batıl inançlarından vazgeçmemek için de her şeyi yaparlar. Oysa sahte bir teori olan evrimi haksızca savunan bu kişiler çok büyük yanılgı içindedirler. Tüm canlıları Allah yaratmıştır ve Allah her canlı türünü ayrı ayrı var etmiştir. Yani ortaya çıktıkları ilk andan itibaren balıklar hep balık, tırtıllar hep tırtıl, arılar hep arı, karıncalar hep karınca olarak kalmışlardır. Yani hiçbir zaman evrim geçirmemişlerdir. Çocuklar, işte bunlar aklınızdan çıkarmamanız gereken çok açık ve kesin olan, bilim tarafından da ispatlanan gerçeklerdir. </text:p>
      <text:p text:style-name="P8"><text:soft-page-break/>Bu kitapta yeryüzünde evrimin yaşanmadığı, tüm canlıları Allah'ın yarattığı anlatılmakta, evrimcilerin yalanları bir kere daha ortaya çıkarılmaktadır. Milyonlarca yıl önce yaşamış olan canlıların günümüze ulaşan kalıntılarını, diğer bir deyişle yaşayan fosilleri bu kitapta bulacaksınız. Bu canlılar tarihin derinliklerinden gelip, kendi hayat hikayelerini sizlere anlatacaklar. Onlar da artık kendileri hakkında anlatılan masallara bir son vermek istiyorlar. Dünyamızın çeşitli bölgelerinden gelmiş olan bu fosiller adeta gerçeği bağırıyorlar. Milyonlarca yıllık fosiller "Bizi Allah yarattı, hiçbirimiz evrim geçirmedik." diyorlar.</text:p>
      <text:p text:style-name="P8">Bu kitabı okuduktan sonra artık çok daha bilinçli olacak, evrimle ilgili hikayelere ve masallara kanmayacaksınız. Sizi kandırmak isteyenlere de elinizdeki bilimsel delillerle cevap vereceksiniz. Bu kişiler "bilim adamı" ya da "profesör" gibi sıfatlar taşıyan kişiler dahi olsa sakın onlara inanmayın çocuklar. Çünkü evrimciler gördüklerini bilimle değerlendirmezler ve her şeye saplantıyla bakarlar. Bu kişiler hayatları boyunca evrimi savundukları için, bir anda bundan vazgeçerlerse, kendilerince küçük düşeceklerini, utanacaklarını düşünüyor olabilirler. Oysa insan hata yapabilir, uzun bir süre hatalı düşüncelere saplanıp kalabilir. Önemli olan kişinin gerçekler kendisine gösterildiği anda hemen hatasından dönebilmesidir. Bunu yapabilen kişiler daha çok saygı görürler. Ama merak etmeyin, şimdiye kadar evrimi savunmaya devam etmiş olan bu kişiler de yakında hatalarından dönecek ve evrim teorisinin geçersizliğini itiraf edeceklerdir. Çünkü yaşayan fosiller onları da gerçekleri görmeye ve gerçekleri çekinmeden söylemeye davet etmektedir.</text:p>
      <text:p text:style-name="P8"/>
      <text:p text:style-name="P8"/>
      <text:p text:style-name="P8"/>
      <text:p text:style-name="P28">GİRİŞ</text:p>
      <text:p text:style-name="P11"/>
      <text:p text:style-name="P8"/>
      <text:p text:style-name="P8">Bir bitki ya da hayvanın (bazen de insanların) çok eski çağlardan bu yana yerkabuğunda korunmuş olan kalıntılarına ya da izlerine fosil denir. Ölen her canlı fosil olmaz. Bir canlının fosil haline gelebilmesi için hava ile temasının ani bir şekilde kesilmesi gerekir. Yani üzerinin toprak veya çamurla ya da buna benzer bir şekilde örtülmesi gerekir, bu bir yanardağ patlaması sonucu lavların bir örtü gibi o bölgeyi sarmasıyla olabilir. İşte bu şekilde canlıların yapıları bozulmadan günümüze kadar ulaşır. Dünyanın her yerinde çok sayıda bulunan fosiller, yaşamın başlangıcından bu yana yeryüzünde yaşamış canlılar hakkında bilgi veren en önemli kaynaklardır. </text:p>
      <text:p text:style-name="P8">Sevgili çocuklar, bir fosilin oluşum aşamalarını şöyle özetleyebiliriz: Bir canlının ölümünden sonra ilk aşamada, yumuşak dokuları deforme olmaya başlar, geriye yalnızca kemikler ve dişler gibi sert kısımlar kalır. Kemiklerin deforme olmaması içinse, gömülmenin çok hızlı olması gerekir. Aradan geçen uzun dönemler sonunda kemikler, çökeltinin alt katmanlarına gömülür ve yeraltı sularında bulunan minerallerle yer değiştirmeye başlar. Ve canlının cesedi fosilleşir. Arazinin yavaş yavaş hareket etmesiyle, fosilin oluştuğu kaya katmanı yeryüzüne doğru çıkmaya başlar. Yüzeye yaklaşan fosil ise ya kendi kendine ortaya çıkar ya da bilim adamlarının araştırmaları neticesinde bulunur.</text:p>
      <text:p text:style-name="P8">Evrimciler fosilleri kendi teorilerini desteklemek için kullanmaya çalışırlar. Bir fosili alır, bunun günümüz canlılarından birinin atası olduğunu iddia ederler. Bu fosil hakkında senaryolar kurar, hikayeler üretirler. Örneğin söz konusu fosil bir kuşsa, ellerinde bu kuşun "sadece birkaç kemiği" olduğu halde bu canlı üzerine kitaplar yazarak kuşun evrim geçirdiğini söyler, konferanslar düzenler, bunu kendilerince evrime delil olarak kullanmaya çalışırlar. Oysa ellerindeki yalnızca birkaç kemiktir ve birkaç kemik parçasına dayanarak detaylı tarifler yapabilmek, bu kuşun yaşadığı ortamı tarif etmek, tüylerinin rengini anlatmak mümkün değildir. Ne var ki çocuklar, evrimciler bu gerçekleri düşünmeden hikayeler anlatabilmekte, insanlara bu konuda da yalan söyleyebilmektedirler. Ta ki bir gün evrim geçirdiğini iddia ettikleri canlının günümüzde yaşayan canlı bir örneğini görene kadar…</text:p>
      <text:p text:style-name="P8">Bir canlının milyonlarca yıl öncesine ait fosilinde gördüğümüz halinin günümüzde bilim adamlarının karşısına canlı olarak çıkması, evrimcilerin ürettiği tüm masalları altüst eder. Bu durum o canlının aslında evrim geçirmediğini gösterir. Dolayısıyla evrimcilerin iddialarının geçersizliği, aldatıcılığı anlaşılır. </text:p>
      <text:p text:style-name="P8">Sevgili çocuklar, az sonra fosillerin bize anlatacağı gibi, canlılar günümüzde nasıl mükemmel özelliklere sahiplerse, yüz milyonlarca yıl önce de aynı kusursuzluğa sahiptiler. Hiçbir zaman yeryüzünde evrimcilerin iddia ettikleri gibi ilkel canlılar yaşamadı. Allah canlıları bir anda, bugünkü özelliklerine sahip olarak, eksiksiz bir şekilde yarattı. </text:p>
      <text:p text:style-name="P8"><text:soft-page-break/></text:p>
      <text:list xml:id="list2766807674" text:style-name="WW8Num1">
        <text:list-item>
          <text:p text:style-name="P39">BÖLÜM</text:p>
        </text:list-item>
      </text:list>
      <text:p text:style-name="P34"/>
      <text:p text:style-name="P17">YAŞAYAN FOSİLLER BİZLERE </text:p>
      <text:p text:style-name="P17">YARATILIŞI GÖSTERİR</text:p>
      <text:p text:style-name="P8"/>
      <text:p text:style-name="P8"/>
      <text:p text:style-name="P8">Sevgili çocuklar, bizler evrim teorisinin doğru olmadığını biliyoruz. Ancak evrimin yaşanıp yaşanmadığını merak eden insanlar bunu en iyi fosil biliminin yardımıyla öğrenebilirler. Bunun için evrim teorisinin iddialarıyla fosilleri karşılaştırmak gerekir. Evrim teorisinin neyi savunduğunu tekrar hatırlayalım: </text:p>
      <text:p text:style-name="P8">Evrimcilerin akıl dışı iddialarına göre, bütün canlılar güya birbirlerinden türemişlerdir. Yani sözde tesadüfen ortaya çıkan bir canlı türü, zamanla, yine tesadüfen bir diğerine dönüşmüş, canlı türleri bu şekilde ortaya çıkmıştır. Bu saçma teoriye göre, bu dönüşüm yüz milyonlarca senelik uzun bir zaman dilimini kapsamış ve kademe kademe ilerlemiştir. Bu durumda aklınıza şu sorular gelmiş olabilir: </text:p>
      <text:p text:style-name="P8">-Bu kadar uzun süren bir zaman içinde sayısız "ara tür"ün yani yarısı kuş yarısı timsah gibi garip canlıların oluşmuş ve yaşamış olması gerekmez mi?</text:p>
      <text:p text:style-name="P8">-Şimdiye kadar milyonlarcası bulunmuş olan fosillerin içinde böyle garip canlılara ait kalıntıların da çok sayıda olması gerekmez mi? </text:p>
      <text:p text:style-name="P8">-Peki neden tek bir tane bile böyle fosil yoktur?</text:p>
      <text:p text:style-name="P8">Böyle garip canlıların yaşadığını gösteren tek bir tane bile fosil bulunmamıştır, bulunamaz da; çünkü böyle "ara bir canlı" hiç yaşamamıştır. Böyle garip canlılar sadece evrimcilerin hayal güçlerinin ürünüdür.</text:p>
      <text:p text:style-name="P8">Örneğin evrimcilere göre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in geçmişte yaşamış olduklarına inandıkları bu hayali canlılara "ara geçiş formu" adı verilir. </text:p>
      <text:p text:style-name="P8"/>
      <text:h text:style-name="P37" text:outline-level="1">Tek bir tane bile "ara geçiş canlısı" yoktur</text:h>
      <text:p text:style-name="P8">Sevgili çocuklar, eğer gerçekten evrimcilerin iddia ettikleri gibi bu tür canlılar geçmişte yaşamışlarsa, bunların sayılarının ve türlerinin milyonlarca hatta milyarlarca olması gerekirdi. Ayrıca bu canlıların fosillerine de yeryüzünün her yerinde mutlaka rastlanmalıydı, hatta Dünya'nın dört bir yanının fosilleşmiş ara geçiş formu kalıntılarıyla dolu olması lazımdı. Ama evrim diye bir şey yaşanmadığı için ortada ara geçiş formu diye bir şey de yoktur. Dolayısıyla ortada evrimin yaşandığına dair tek bir tane bile fosil delili yoktur. Bu gerçek, evrim teorisini ortaya atan Charles Darwin tarafından da kabul edilmiştir ve Darwin, Türlerin Kökeni isimli kitabında bunu şöyle açıklamıştır:</text:p>
      <text:p text:style-name="P18"><text:soft-page-break/><text:span text:style-name="T2"><text:s/></text:span><text:span text:style-name="T1">Eğer gerçekten türler öbür türlerden yavaş gelişmelerle türemişse, neden sayısız ara geçiş formuna rastlamıyoruz?... Sayısız ara geçiş formu olmalı, fakat niçin yeryüzünün sayılamayacak kadar çok katmanında gömülü olarak bulamıyoruz... Ve belki de bu, benim teorime karşı ileri sürülecek en büyük itiraz olacaktır. (Charles Darwin, The Origin of Species, sf. 172-280) </text:span></text:p>
      <text:p text:style-name="P8">Darwin'in yaşadığı dönemde teorisinin doğru olduğunu gösteren hiçbir fosil bulunamadı. Darwin de kendinden sonraki dönemde, fosil kayıtları detaylı olarak incelendiğinde, kayıp ara formların mutlaka bulunacağını iddia etti. Ne var ki Darwin'in bu iddilarının üzerinden 150 yıla yakın zaman geçti. Bu süre içinde bilim ve teknoloji çok ilerledi, bilim adamları sürekli araştırmalar yaptılar, ama sonuç değişmedi. Darwin'in, teorisini kurtarmak için bir gün çıkacağını umut ettiği ara geçiş formlarına bir türlü rastlanmadı. Evrimin bir hikayeden ibaret olduğu bir kere daha ispatlanmış oldu. </text:p>
      <text:p text:style-name="P8"/>
      <text:h text:style-name="P37" text:outline-level="1">Bulunan Fosiller Evrimin Yaşanmadığını </text:h>
      <text:h text:style-name="P37" text:outline-level="1">İspat Etmek İçin Yeterlidir</text:h>
      <text:p text:style-name="P8">Bu zamana kadar bulunan fosiller sayı olarak çok fazladır. Dünyanın farklı bölgelerinden elde edilmiş milyonlarca fosil örneği vardır. Ancak bu fosiller arasında hiçbir ara geçiş formu fosiline, diğer bir deyişle evrimin yaşandığına dair delile rastlanmamıştır. Yani bir türün diğer bir canlı türüne dönüştüğünü gösteren tek bir fosil dahi yoktur. Zengin fosil kayıtlarına rağmen bulunamayan ara formların, yeni kazılarla bulunması ise mümkün değildir. Çocuklar, tanınmış bilim adamları da böyle düşünmektedirler. Şimdi sizlere onlardan bazılarının bu konudaki ifadelerini göstereceğiz:</text:p>
      <text:p text:style-name="P8">Glasgow Üniversitesi profesörü T. Neville George, fosil kayıtlarının çok zengin olduğunu şöyle anlatır:</text:p>
      <text:p text:style-name="P8">…Elimizdeki fosil kayıtları son derece zengindir ve yeni keşiflerle yeni türlerin bulunması imkânsız gözükmektedir... (T.N.George, "Fossils in Evolutionary Perspective", Science Progress, cilt 48, Ocak 1960, sf. 1, 3)</text:p>
      <text:p text:style-name="P8">Robert Wesson ise şunları söylemektedir:</text:p>
      <text:p text:style-name="P8">…<text:span text:style-name="T3"> </text:span>Türler ve özellikle cinsler hiçbir zaman yeni bir türe ya da cinse doğru evrim göstermezler. (R. Wesson, Beyond Natural Selection, MIT Press, Cambridge, MA, 1991, <text:s/>sf. 45)</text:p>
      <text:p text:style-name="P8">Çocuklar bu durum, evrimcilerin "Evrim teorisini ispatlayan fosiller bulunmuş değil, ama ileride bulunabilir" iddiasının artık geçerli olmadığını göstermektedir. Sonuç olarak yeryüzündeki canlıları Allah farklı türler halinde, farklı yapılarla, bir anda yaratmıştır. Evrim kesinlikle yaşanmamıştır.</text:p>
      <text:p text:style-name="P8"/>
      <text:h text:style-name="P37" text:outline-level="1">Fosiller Yaratılışı İspatlar</text:h>
      <text:p text:style-name="P8">Çocuklar, çoğu kişi fosillerin evrim teorisini desteklediğini sanır. Çünkü evrimciler onlara böyle söylerler. Oysa bu yanlıştır. Tam tersine fosiller evrim teorisinin olmadığını <text:soft-page-break/>ortaya koyan en önemli kanıtlardır. <text:s/>Ancak bazı kitaplarda evrimle ilgili hayal ürünü hikayeler anlatılmaktadır. <text:s/></text:p>
      <text:p text:style-name="P8">150 yıldır evrimi destekleyecek kanıtlar bulunamamıştır. Buna rağmen evrimciler hala fosil kayıtlarının yetersiz olduğunu iddia ederler. Ancak bu da bir yalandır, kandırmacadır. Müzelerde, üniversitelerde, enstitülerde çok bol miktarda, milyonlarca fosil bulunmaktadır. Bu fosilleri incelediğimizde canlı türlerinin evrimcilerin iddia ettikleri gibi evrim geçirmediklerini tam tersine hep aynı kaldıklarını görürüz. <text:s/>Aslında pek çok kişi bu gerçeği görmekte ama görmezden gelmektedir.</text:p>
      <text:p text:style-name="P8"/>
      <text:list xml:id="list101423060024709" text:continue-numbering="true" text:style-name="WW8Num1">
        <text:list-item>
          <text:p text:style-name="P39">BÖLÜM</text:p>
        </text:list-item>
      </text:list>
      <text:p text:style-name="P34"/>
      <text:p text:style-name="P35">BİR CANLI TÜRÜ BİR BAŞKA CANLIYA DÖNÜŞEMEZ</text:p>
      <text:p text:style-name="P11"/>
      <text:p text:style-name="P11"/>
      <text:p text:style-name="P8">Çocuklar, dünyanın dört bir yanından toplanan fosillere baktığımızda canlıların birbirlerinden evrimleşmediklerini görürüz. Hatta tam tersine yüz milyonlarca yıl boyunca canlı türleri hiç değişmeden kalmıştır. Buna göre balıklar hep balık, kuşlar hep kuş, timsahlar hep timsah, kelebekler hep kelebek, menekşeler hep menekşe, insanlar ise hep insandır. Evrimcilerin iddia ettikleri gibi sürüngenler kuşlara, maymunlar insana ya da başka türler diğerlerine dönüşmemiştir. Fosilleri incelediğimizde bu kesin değişmezliği görürüz. </text:p>
      <text:p text:style-name="P8">Eğer bir canlı türü, milyonlarca yıl önceki tüm özellikleri ile günümüzde kusursuz şekilde varlığını sürdürüyorsa, bu durum Darwin'in teorisini tamamen ortadan kaldıracak kadar güçlü bir kanıttır. İşte günümüzde yaşayan, etrafınızda gördüğünüz canlılar da, yüz milyonlarca yıl önce var oldukları hallerinden hiçbir farklılık göstermemektedirler.</text:p>
      <text:p text:style-name="P8">Çocuklar, Allah tüm canlıları kusursuz halleri ile yoktan var etmiştir. Allah ayetlerinde şöyle buyurmuştur:</text:p>
      <text:p text:style-name="P11"/>
      <text:p text:style-name="P11">Bir şeyi dilediği zaman, O'nun emri yalnızca: "Ol" demesidir; o da hemen oluverir. Herşeyin melekutu (hükümdarlık ve mülkü) elinde bulunan (Allah) ne Yücedir. Siz O'na döndürüleceksiniz. (Yasin Suresi, 82-83)</text:p>
      <text:p text:style-name="P11"/>
      <text:p text:style-name="P19">Evrim Hayali Bir Hikayedir</text:p>
      <text:p text:style-name="P8">Dünyanın pek çok yerinden çıkarılan fosiller Darwin'i yalanlar. Çünkü günümüzdeki canlı örnekleriyle, geçmişten gelen fosil örnekleri arasında hiçbir farklılık yoktur. Tüm bu fosiller canlı türlerinin milyonlarca yıldır hiç değişmediğini, hiçbir evrim geçirmediğini ortaya koyan çok önemli delillerdir. Bu da evrim teorisine çok büyük darbe vurmuştur.</text:p>
      <text:p text:style-name="P8">Şunu unutmayın çocuklar; canlılar günümüzdeki beden yapılarına tesadüfler sonucu, sürekli değişim geçirerek ulaşmamışlardır. Yüce Rabbimiz kelebekleri, kuşları, tavşanları, sincapları, insanları, papatyaları, muzları kısacası herşeyi ilk yaratıldıkları günden günümüze kadar hep aynı şekilde ve eksiksiz olarak yaratmıştır. </text:p>
      <text:p text:style-name="P8">Örneğin yaklaşık üç yüz milyon yıllık bir kaplumbağa fosili bulunmuştur. Bu fosil insanlara, kaplumbağaların hiçbir değişim geçirmediklerini, evrimleşmediklerini gösterir. Çünkü fosildekiyle günümüz kaplumbağaları aynıdır. Yaşayan fosiller arasında bunun gibi daha pek çok örnek vardır. Bütün bunlar evrim teorisinin hayali bir hikayeden ibaret olduğunu bize gösterir.</text:p>
      <text:p text:style-name="P11"><text:soft-page-break/></text:p>
      <text:p text:style-name="P11"/>
      <text:p text:style-name="P19">Darwin'i Yalanlayan Fosillerden</text:p>
      <text:p text:style-name="P19">Örnekler</text:p>
      <text:p text:style-name="P8">Evrim teorisinin iddia ettiği gibi canlılar zaman içinde değişmemişlerdir. Yaşayan fosiller bunun delilidir. Milyonlarca yıl öncesine ait fosiller ile günümüzde yaşayan canlıların aynı olduğunu düşünürseniz şu ortaya çıkar: Evrim teorisi masaldır. </text:p>
      <text:p text:style-name="P8">Şimdi hep birlikte yaşayan fosillere bakalım, onlar sizlere kendilerini tanıtmak için sabırsızlanıyorlar.</text:p>
      <text:p text:style-name="P11"/>
      <text:p text:style-name="P19">Coelacanth</text:p>
      <text:p text:style-name="P8">Sevgili Çocuklar! Benim adım Coelecanth! 400 <text:s/>milyon yıl boyunca sizinle tanışmayı bekledim. Ben okyanusun çok derin sularında yaşarım. Yaklaşık 150 cm boyutunda, iri bir balığım. Tüm vücudumu kaplayan kalın pullarım var. Bunlar şövalyelerin zırhlarına benziyor. Çok uzun yıllardır evrimciler benim artık soyumun tükendiğini, gerçek bir balık olmadığımı, yüzgeçlerimi kullanarak deniz tabanında yürüdüğümü, yarı balık yarı sürüngen, garip bir canlı olduğumu söylediler. İnsanları evrim teorisi sanki doğruymuş gibi kandırmak için, beni örnek olarak gösterdiler. Bunu yaparken de yalan ve yanlış bilgilere başvurdular. Akrabalarımla ilgili bir sürü sahte çizimler yaptılar, hayali senaryolar yazdılar. Onlara göre ben denizde yüzerken karaya çıkmaya karar vermişim, yüzgeçlerim ayak olmuş, sonra sürüngene dönmüşüm... Oysa tabi ki böyle bir şey olmadı, evrimciler yalan söylüyorlar. Ayrıca tam 70 milyon yıl önce benim soyumun tükendiğini, artık dünya üzerinde hiç akrabam kalmadığını söylediler. Ancak bir balıkçı günlerden bir gün akrabalarımdan birini denizde yüzerken canlı olarak yakaladı. Böylece soyumuzun tükenmediğini herkes gördü ve evrimcilerin yalan söyledikleri ortaya çıktı. Evrim hikayeleri de çöpe atıldı.</text:p>
      <text:p text:style-name="P8">Şu an, Güney Afrika'da, Madagaskar'ın kuzeybatısında, Endonezya'da birçok akrabam yaşıyor. Benim günümüzde yaşayan akrabalarımdan hiçbir farkım yok. Ben milyonlarca yıl önce nasılsam, bugün de öyleyim. Hiç değişmedim, ne sürüngene dönüştüm, ne de bir kuşa… </text:p>
      <text:p text:style-name="P8">Ben bildiğiniz tüm balıklar gibi bir balığım. Yüzgeçlerimle yüzüyorum, evrimcilerin iddia ettikleri gibi yürümüyorum!</text:p>
      <text:p text:style-name="P11"/>
      <text:p text:style-name="P19">Tavşan </text:p>
      <text:p text:style-name="P8">Sevgili çocuklar bendeniz 33 milyon yaşında bir tavşanım. Örümceklerin hep örümcek, arıların hep arı, vatozların hep vatoz, sineklerin hep sinek olması gibi biz tavşanların da hep tavşan olarak var olduklarını size anlatmak için, taa o zamandan bu zamana geldim. Etrafınızda gördüğünüz tavşanlarla aynı olduğumu resmime baktığınız anda anlayacaksınız. Benim fosilim size tavşanların herhangi bir canlıdan türemediklerini, benim gibi diğer tavşan arkadaşlarımın da var oldukları müddetçe herhangi bir değişime <text:soft-page-break/>uğramadıklarını açıkça ispatlamaktadır. Bu da evrimcilerin fosiller karşısında nasıl yenilgiye uğradıklarını bir kez daha göstermektedir. Rabbimiz tüm canlıları en mükemmel şekilde yaratmıştır.</text:p>
      <text:p text:style-name="P8"/>
      <text:p text:style-name="P29">Uçan Balık</text:p>
      <text:p text:style-name="P8">Çocuklar ben bir uçan balığım, 95 milyon yaşındayım. Uçan balıklar, kuyruk yüzgecinin çok hızlı hareketiyle sudan dışarıya fırlayan ve belirli bir mesafe havada süzüldükten sonra yeniden yavaş yavaş suya düşen balıklardır. Uçma olarak adlandırılan bu hareketleri sırasında hızları saatte 50 km'ye ulaşabilir. Resmimden de anlayabileceğiniz gibi bundan yaklaşık 95 milyon yıl önce yaşayan uçan balıklarla günümüzde yaşayanlar arasında hiçbir fark yoktur. Evet çocuklar biz 95 milyon yıldır en küçük bir değişikliğe dahi uğramadık. Bu da evrimcilerin tüm iddialarını yerle bir etmektedir. Allah bizi en mükemmel şekilde yaratmıştır. Fosiller ve tüm bilimsel bulgular canlıların kademeli olarak evrimleşmediklerini ispatlamaktadır. </text:p>
      <text:p text:style-name="P11"/>
      <text:p text:style-name="P19">Keman Vatozu</text:p>
      <text:p text:style-name="P8">Merhaba çocuklar ben keman vatozu. 100 milyon yaşındayım. Benim fosilim size 100 milyon yıldır değişmediğimizi, yani evrim geçirmediğimizi açık açık göstermekte. Şimdi Darwinistlere bir benim fosilimin resmini, bir de günümüzde yaşayan akrabamın resmini gösterin. Tabi ki bu durum karşısında yapabilecekleri akılcı bir açıklama yoktur. Günümüzdeki keman vatozlarından hiçbir farkı olmayan 100 milyon yıl yaşındaki ben keman vatozu, Yaratılış gerçeğini bir kez daha insanlara göstermekten dolayı çok mutluyum.</text:p>
      <text:p text:style-name="P11"/>
      <text:p text:style-name="P11"/>
      <text:p text:style-name="P19">Kedi Balığı</text:p>
      <text:p text:style-name="P8">Merhaba! Ben bir kedi balığıyım. Aslında bir tür köpek balığıyız biz, ama onlardan bazı farklı özelliklerimiz var. Bu nedenle ismimiz de ayrı. Ben 95 milyon yaşındayım. Bazı akrabalarımın boyları çok uzun, hatta bazılarının boyu 4 metreye yakın olabiliyor. Ben onlar kadar uzun boylu değilim. Bundan 95 milyon yıl önce denizlerde yüzüyordum. Aradan 95 milyon yıl geçti, ama bizde hiçbir değişiklik olmadı. Bugünkü kedi balıklarıyla benim aramda hiçbir fark yok. Eğer evrimcilerin dediği doğru olsaydı, benim bugünkü kedi balıklarına hiç benzememem gerekirdi. Demek ki evrimciler doğru söylemiyor.</text:p>
      <text:p text:style-name="P11"/>
      <text:p text:style-name="P19">Taş Sineği</text:p>
      <text:p text:style-name="P8">Merhaba arkadaşlar! Ben bir taş sineğiyim. Şimdi size bizim hayat hikayemizi anlatmak istiyorum. Ben ve arkadaşlarım 125 milyon yıldır dünya üzerinde varlığımızı sürdürüyoruz. Tabi babam, büyük babam ve onların akrabaları bizden çok daha yaşlılar. Eğer yaşadığımız yeri merak ediyorsanız hemen söyleyeyim, size belki de çok çok uzak bir ülke: Çin... </text:p>
      <text:p text:style-name="P8">Sizlere çok önemli gerçekleri açıklamak için tarihin derinliklerinden arkadaşlarımla birlikte geldim. Anlatacaklarımı duyunca şaşıracağınızı biliyorum. Ama aynı zamanda bana çok da teşekkür edeceksiniz. Çünkü sizi, bugüne dek belki de çok yanlış bildiğiniz bir konuda aydınlatacağım.</text:p>
      <text:p text:style-name="P8"><text:soft-page-break/>Ben ve arkadaşlarım, ailemizle birlikte Çin'de yaşıyorduk. Farklı türlerden tanıdıklarımız da vardı, bir çok arkadaş beraberdik. Bir gün aniden çamurun altında kaldık ve havayla temasımız kesildi, sonra da o anda olduğumuz halimizle taşlaştık, yani fosilleştik. Bir de baktık ki aradan tam 125 milyon yıl geçmiş... </text:p>
      <text:p text:style-name="P8">Belki biliyorsunuzdur, ama ben size yine de anlatayım. Ölen her canlı mutlaka fosilleşecek diye bir kural yoktur. Bunun için, canlının ölümünden sonra çok çabuk bir şekilde bulunduğu ortamın içine girerek dış etkenlerden de süratle korunması gerekir. Bizim hayat hikayemiz de, gördüğünüz gibi, fosilleşmeye çok uygundu. Çamurun altında kalınca dış etkenlerden korunmuş olduk ve böylece fosil olarak bu zamana kadar gelebildik. Fosil olduğum için mutluyum, çünkü fosillerin çok önemli bir görevi var: İnsanlara Darwin'in yalan söylediğini açıklamak ve onlara gerçekleri bildirmek. Bu yüzden böylesine önemli bir görevi yerine getirdiğim için çok gururluyum. </text:p>
      <text:p text:style-name="P8">Ama siz önce 125 milyon yılın ne kadar uzun bir süre olduğunu düşünmelisiniz. Bunu anlamak için 80 yaşındaki büyükbabanızı düşünün. Size, annenize ve babanıza göre ne kadar da yaşlı, öyle değil mi? Ama biz burada 80 yıldan bahsetmiyoruz, 80 bin yıldan da bahsetmiyoruz. Tam 125 milyon yıldan bahsediyoruz. Şimdi belki bizim ne kadar uzun zamandır fosil olduğumuzu daha iyi düşünebilirsiniz. <text:s text:c="2"/></text:p>
      <text:p text:style-name="P8">Arkadaşlar, Darwin insanlara pek çok yalan söyledi. Örneğin canlıların ilk başta ilkel oldukları, ardından da zamanla birbirlerinden evrimleşerek geliştikleri yalanını ortaya attı. İşin garibi böyle bir yalana bir sürü insan inandı. Darwin dedi ki, böcekler, balıklar, kediler, kaplumbağalar, kuşlar, aslanlar yani tanıdığınız bildiğiniz tüm canlılar yavaş yavaş gelişerek oluştu. Yani, böceklerin örneğin benim gibi taş sineklerinin bugün gördüğünüz ve bildiğiniz haliyle taş sineği olana kadar pek çok aşamadan geçtiğini söyledi. Eğer söylediği doğru olsaydı 125 milyon yıl önce yaşayan bizlerin bugünkü akrabalarımızla hiç benzememiz gerekirdi. Ama Darwin yalan söylüyordu, çünkü biz bugün yaşayan akrabalarımızla tıpatıp aynıyız. Bunu siz de resimlerimize bakarak görebilirsiniz. </text:p>
      <text:p text:style-name="P8">Ben ve arkadaşlarım tüm dünyaya gerçekleri haykırmak ve aslında Darwin'in yalan söylediğini söylemek istedik. Çünkü biz aslında Darwin'in yalan söylediğinin en önemli kanıtlarındandık. Bizim akrabamız, tamamen benzerimiz olan pek çok böcek şu an dünya üzerinde yaşıyor. Üstelik birbirimizden hiçbir farkımız yok. Eğer Darwin haklı olsaydı, 125 milyon yıl önce bizim de olmamamız gerekirdi. Ama 125 milyon yıl önce biz var olduğumuza, şu an fosillerimiz hala durduğuna ve bizim benzerlerimiz de hala yaşadığına göre demek ki canlı türleri birbirinden evrimleşmiyorlar. </text:p>
      <text:p text:style-name="P8">Şu çok önemli bir gerçek: Biz hepimiz çok üstün özelliklere sahip canlılarız. Her birimizi Allah birbirinden farklı özelliklerle yarattı. Dünyada yaşayan diğer tüm canlılar da bu şekilde yaratıldılar. İşte bizler evrimi çürüten en önemli kanıtlar olarak şu an buradayız. Artık sizler de bu önemli gerçeği öğrendiniz. Bundan böyle çocuklar, sizi hiç kimse bu konuda kandıramayacak. Kandırmak isteyen olursa o kişilere hemen bizi gösterirsiniz, onlar da böylece çok utanıp, hatalarını anlarlar. </text:p>
      <text:p text:style-name="P11"><text:soft-page-break/></text:p>
      <text:p text:style-name="P29">Yaprak Zararlısı</text:p>
      <text:p text:style-name="P8">Merhaba arkadaşlar, ben de taş sineğinin arkadaşı, küçük bir yaprak zararlısıyım. Az önce taş sineği size, biz fosillerin hayat hikayesini anlattı. Ben de evrim teorisinin bir aldatmaca olduğunu kanıtlamak için 125 milyon önceki halimle karşınıza geldim. Gördüğünüz gibi bugünkü yaprak zararlılarından hiçbir farkım yok. Yani milyonlarca yıl önce de bizler aynı canlılardık. O gün nasılsak, bugün de öyleyiz. Allah her canlı türünü kusursuz olarak yaratmıştır. Canlılar evrim geçirmemiştir.</text:p>
      <text:p text:style-name="P11"/>
      <text:p text:style-name="P11">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1"/>
      <text:p text:style-name="P19">Kuş Tüyü</text:p>
      <text:p text:style-name="P8">Arkadaşlar ben de bir kuş tüyüyüm. 12 milyon yıl öncesinden size ulaştım. Bana bakarak kuş tüylerinin milyonlarca yıl önce de bugünkülerin aynısı olduğunu anlamış olacaksınız. Benim fosilime dikkatlice bakın, günümüzdeki kuş tüyleriyle aramızdaki benzerliğe şaşıracaksınız.</text:p>
      <text:p text:style-name="P11"/>
      <text:p text:style-name="P19">Kavak Ağacı Yaprağı</text:p>
      <text:p text:style-name="P8">Herhalde kavak ağacı ve yaprağı görmüşsünüzdür. Çünkü genelde kavak ağaçları pek çok yerde vardır. Ben 50 milyon yıllık bir kavak ağacı yaprağıyım. Araştırmacılar beni Amerika, Utah'daki Green River fosil yatağında buldular ve günümüzdeki kavak ağacı yapraklarından bir farkım olmadığını görünce çok şaşırdılar. Çünkü, onlara da hep bitkilerin evrim geçirdiği yalanı söylenmiş. Onlar beni gözleriyle görünce aslında aldandıklarını anladılar. </text:p>
      <text:p text:style-name="P11"/>
      <text:p text:style-name="P19">Kızılağaç Yaprağı</text:p>
      <text:p text:style-name="P8">Yine karşınızda bir bitki var. Ben Kanada'nın British Colombia eyaletinde yaşamış bir kızılağaç yaprağı fosiliyim. 50 milyon yaşındayım. Günümüzdeki akrabalarımdan yani bugünün kızılağaç yapraklarından hiçbir farkım yok. Dolayısıyla ben de diğer fosil arkadaşlarım gibi evrimin olmadığını, Darwin'in de herkese yalan söylediğini açık açık ispatlıyorum.</text:p>
      <text:p text:style-name="P11"/>
      <text:p text:style-name="P19">Eğrelti Otu</text:p>
      <text:p text:style-name="P8">Karşınızda bir başka bitki... Ben bundan yaklaşık 300 milyon yıl önce yaşamış bir bitkiyim. Benim yaşadığım döneme Karbonifer dönemi denilirdi. İspanya'da yaşıyordum. Şimdi artık bir fosilim. Ben evrimi çürüten çok önemli delillerden biriyim. Çünkü çok yaşlıyım. Bu kadar yaşlı bir bitkinin şayet günümüzde örnekleri varsa, bu bitki evrim geçirmemiş demektir. Ben de bizim türümüzdeki bitkilerin evrim geçirmediğini <text:soft-page-break/>kanıtlıyorum. Evrimcilerin karşısında "Ben evrimleşmedim" diyerek duruyorum. Bana iyi bakın.</text:p>
      <text:p text:style-name="P19">Atnalı Yengeci</text:p>
      <text:p text:style-name="P8">Sevgili arkadaşlar! Benim adım Atnalı Yengeci! Beni diğer yengeçlerle sakın karıştırmayın. Ben onlardan farklıyım. Bir dümen gibi hareket eden kuyruğum sayesinde kumsalda rahatlıkla yürüyebiliyorum. Ayrıca çok olağanüstü özelliklere sahip gözlerim var. </text:p>
      <text:p text:style-name="P8">Tam 300 milyon yıl sizinle karşılaşmayı bekledim ve bu milyonlarca yıllık süre içinde hiç değişmedim. Şimdi bir bana bir de günümüzdeki atnalı yengeçlerine bakın, gördüğünüz gibi neredeyse ikiz kardeş gibi birbirimize benziyoruz. Ben de bundan milyonlarca yıl önce rahat rahat kumsalda yürüyor, kuruğumu dümen gibi kullanıyor, avlarımın peşinden hızla ilerliyordum. Görüyor musunuz, bugünkü atnalı yengeçlerinin de gözleri aynı benimkiler gibi, iskelet yapımız, kuyruklarımız milyonlarca yıldır hiç değişmedi. Oysa evrimcilerin yalanlarına göre tüm canlılar yıllar geçtikçe değişmişler ve farklı türlere dönüşmüşlerdir. Tabi ki bu kesinlikle doğru değil. Siz de görüyorsunuz ki evrimciler yalan söylemişler ve hala da söylemeye devam ediyorlar.</text:p>
      <text:p text:style-name="P11"/>
      <text:p text:style-name="P19">İstiridye</text:p>
      <text:p text:style-name="P8">Çocuklar, benim akrabalarımı yazın kumsalda görüyor olabilirsiniz. Ben bir istiridyeyim. 150 milyon yaşındayım, bir düşünsenize milyonlarca yıl öncesinden geliyorum. Bana bakarak, istiridyelerin de diğer canlılar gibi milyonlarca yıl boyunca hiç değişmediklerini, yani evrimleşmediklerini hemen anlayabilirsiniz.</text:p>
      <text:p text:style-name="P11"/>
      <text:p text:style-name="P19">Hamam Böceği</text:p>
      <text:p text:style-name="P8">Sevgili çocuklar, benim hakkımda biraz sonra öğrenecekleriniz size Charles Darwin'in ortaya attığı evrim teorisinin ne kadar büyük bir yalan olduğunu gösterecek. </text:p>
      <text:p text:style-name="P8">On milyonlarca yıldır varlığını devam ettiren bir böcek ailesine aitim. Günümüzden tam 128 milyon yıl önce yaşadım, ama artık bir fosilim. Taa o zamandan bu zamana evrimcilerin yalanlarını ifşa etmek için geldim. Her türlü hava akımına, en küçük harekete karşı duyarlı uzantılarım, çok mükemmel kanatlarım ve nükleer radyasyona dahi dayanıklı olan bir kabuğum var. Aynı bugün dünyanın dört bir yanında yaşayan akrabalarım gibi. Ayrıca yanımda bir hamam böceği arkadaşımın daha resmini göreceksiniz. Onun yaşının da 50 milyon yıl olduğu tahmin ediliyor. O amber içinde fosilleşmiş, ama gördüğünüz gibi kanatları, tüyleri, organlarına ait her türlü detayları korunmuş durumda. Bizimle, günümüzdeki diğer hamam böcekleri arasında hiçbir fark görmüyorsunuz değil mi, çocuklar? İşte bu durumu evrimcilerin açıklaması mümkün değil… </text:p>
      <text:p text:style-name="P11"/>
      <text:p text:style-name="P19">Timsah</text:p>
      <text:p text:style-name="P8"><text:soft-page-break/>Sevgili çocuklar, ben bir timsahım ve tam 100 milyon yaşındayım. Günümüz timsahlarından hiçbir farkım olmadığını bilmenizi isterim. Onların da dişleri, iskeletleri, vücut yapıları benimkiyle tamamen aynı. Oysa evrimciler, canlıların aradan milyonlarca yıl geçtikçe değişmeleri, farklı canlılara dönüşmeleri gerektiğini söylüyorlar. Tabi ki bu hiç doğru değil. Benim varlığım ve günümüzdeki timsahlarla birbirimizin kopyası gibi olmamız, evrimcilerin ne kadar büyük bir yalan söylediklerini de ortaya çıkarıyor, değil mi? Bu durum evrimin olmadığını, canlıların birbirlerinden değişip türemediklerini ispatlıyor. Ayrıca Allah'ın tüm canlıları bugünkü halleriyle yoktan var ettiğini gösteriyor. Hiçbir canlı değişime uğramamış, farklı canlılara dönüşmemiştir. İlk var oldukları halleriyle bugüne kadar gelmişlerdir. Bu durum, Allah'ın mükemmel yaratışının çok güzel delillerinden biridir.</text:p>
      <text:p text:style-name="P8"/>
      <text:p text:style-name="P19">Ginkgo Ağacı Yaprağı</text:p>
      <text:p text:style-name="P8">Ben 50 milyon yıl önce yaşamış olan bir ginkgo ağacı yaprağıyım. Burada benim fosilimin resmini ve üstünde de bugünkü ginkgo ağacı yaprağını görüyorsunuz. Bunu gördükten sonra sakın evrimcilerin sizi bitkilerin evrim geçirdiği konusunda kandırmasına izin vermeyin. Allah tüm ayrıntılarımla beni eskiden nasıl var ettiyse günümüzde de aynı mükemmellikte yaratmaktadır.</text:p>
      <text:p text:style-name="P11"/>
      <text:p text:style-name="P19">Çınar Yaprağı</text:p>
      <text:p text:style-name="P8">Çınar ağaçlarına çok yerde rastlamak mümkündür. Ben de bir çınar ağacının yaprağıyım. 50 milyon yaşındayım ve günümüzdeki çınar ağaçlarının yapraklarından hiçbir farkım yok. İsterseniz gidin bir bakın, aynı olduğumuzu göreceksiniz. Allah bizi her ayrıntımızla milyonlarca yıl arayla benzer şekilde yarattı. Çünkü biz yapraklar hiçbir evrim geçirmedik. İşte ben de bunun ispatlarındanım.</text:p>
      <text:p text:style-name="P11"/>
      <text:p text:style-name="P19">Semender</text:p>
      <text:p text:style-name="P8">Sevgili çocuklar benim adım semender. Bazı türlerimiz donmuş toprakların metrelerce derinlerinde, hatta –50 derece soğukta bile yaşayabililer. Kendilerini ısıtmak için vücutlarında özel bir sıvı salgılarlar, ancak bunu yapabilmek için biraz zamana ihtiyaçları olur. Bu şaşırtıcı özelliğe bundan milyonlarca yıl önce de sahiptiler, yani tıpkı benim gibi onlar da hiçbir özelliklerini evrimcilerin iddia ettiği gibi aşama aşama kazanmadılar. Hepimiz Rabbimiz'in bizi yarattığı şekilde var olduk. Resimde gördüğünüz fosilim, 125 milyon yıl sonra bilim adamları tarafından bulundu. Böylece ben de sizlere gerçekleri anlatma fırsatı buldum. <text:s/></text:p>
      <text:p text:style-name="P8">Çocuklar, gördüğünüz gibi benim 2000'li yıllarda yaşayan semenderlerden hiçbir farkım yok. Hepsiyle adeta ikiz kardeş gibiyiz. Acaba bu durumu evrimciler nasıl açıklıyorlar dersiniz? Ben cevap vereyim isterseniz: Tabi ki açıklayamıyorlar ve evrim yalanını söyleyerek, insanları kandırmaya devam edeceklerini sanıyorlar. Oysa beni <text:soft-page-break/>görenlerin artık onlara inanması mümkün değil. Siz de şunu unutmayın çocuklar, diğer canlılar gibi biz de evrim geçirmedik!</text:p>
      <text:p text:style-name="P8"/>
      <text:p text:style-name="P19">Nautilus</text:p>
      <text:p text:style-name="P8">Merhaba çocuklar, belki benim adımı çok azınız biliyordur. İsterseniz önce size biraz kendimden bahsedeyim. Ben denizlerde yaşarım. Vücudumda aynı denizaltılarındakine benzeyen bir dalış sistemi vardır. Derin sulara dalmak istediğim zaman, vücudumdaki içi boş odacıkları suyla doldururum. Böylece çok derinlere inebilirim. Tekrar suyun yüzeyine çıkmak istediğimde ise suyu tekrar boşaltırım. Bu sayede hem düşmanlarımdan çok çabuk kaçabilirim, hem de çok çabuk avlanabilirim. Üstelik bir denizaltı 400 metre dibe batabilirken, ben tam 4000 metre derinlere kadar inebilirim. </text:p>
      <text:p text:style-name="P8">Ben tam 114 milyon yaşındayım. Ancak siz de görüyorsunuz ki şu an yaşayan Nautiluslardan hiçbir farkım yok. Onların da dalış hücreleri, salyangoz kabuğu biçiminde spiral bir vücut yapıları var. Onlar da biyokimyasal yolla özel bir gaz üretiyorlar ve bu gazı kan dolaşımıyla hücrelerine aktarıp, hücrelerindeki suyu dışarı pompalıyorlar. Bundan 114 milyon yıl önce bende de tüm bu özellikler vardı. Eğer evrimcilerin dedikleri doğru olsaydı, milyonlarca yıl içinde sürekli değişip bambaşka bir varlığa dönüşmem gerekirdi. Ama bugünkü akrabalarımdan hiç farkım yok. İşte evrimcilerin cevaplayamadıkları konuların başında da bu geliyor.</text:p>
      <text:p text:style-name="P8">Oysa cevap çok açık: Çocuklar, evrim diye bir şey hiç yaşanmadı. Canlı türleri hiç değişmediler, Allah onları başlangıçta nasıl yarattıysa, milyonlarca yıldır hep aynılar. Bizler bunun en açık kanıtlarındanız.</text:p>
      <text:p text:style-name="P11"/>
      <text:p text:style-name="P19">Su Böceği</text:p>
      <text:p text:style-name="P8">Merhaba çocuklar! Mutlaka beni daha önce bir yerlerde görmüşsünüzdür. Hatta beni gördüğünüzde çoğunuzun aklına çizgi film karakterleri geliyordur. </text:p>
      <text:p text:style-name="P8">Ben ve benim gibi fosilleşerek bugüne kadar gelen arkadaşlarım kimi zaman bir av peşindeyken, kimi zaman bir düşman tarafından avlanırken, ya da dolaşırken farklı sebeplerle fosilleştik. Arkadaşlarımdan bazılarının yaşı yüz milyonlarca yıl ve her biri dünyanın dört bir yanındaki müzelerde sergileniyor. Benim yaşıma da inanamayacaksınız; tam 125 milyon yaşındayım ve günümüz su böceklerinden hiçbir farkım olmadığı için evrimi çürüten en önemli kanıtlardan biriyim. Düşünsenize ben 125 milyon yıl önceden geliyorum ve bugünkü su böceklerinin tamamen aynısıyım. Yani diğer canlılar gibi su böceklerinin de evrim geçirmediğinin çok önemli bir ispatıyım.</text:p>
      <text:p text:style-name="P11"/>
      <text:p text:style-name="P19">Yarasa</text:p>
      <text:p text:style-name="P8">Çocuklar! Bugün sizlere çok önemli şeyler öğretmek için buradayım. Ben hiçbir insanın duyamayacağı sesleri duyabilirim. O nedenle de çevremde olan bitenler hakkında bilgi sahibi olmak için göze ihtiyaç duymam. Ses dalgaları sayesinde avımın <text:soft-page-break/>yerini bulabilirim ve genelde geceleri avlanmayı tercih ederim. Bu anlattıklarıma bakıp benim şu an yaşayan bir yarasa olduğumu düşünmeyin ben bir fosilim. Fosil araştırması yapan bilim adamları beni buldular, laboratuvarlarına götürdüler. Böylece yaşımın yaklaşık 50 milyon yıl olduğunu öğrendiler. Onlar da fark ettiler ki, benim şu anda yaşayan yarasalardan hiçbir farkım yok. Darwin'in yaklaşık 150 yıl önce ortaya attığı yalanı geçersiz kılan delillerden biri de benim çocuklar. Ben diyorum ki Darwin yalan söylüyor. Benim soyum yani yarasalar Allah'ın bizi ilk yarattığı zamandan bu yana hiç değişmedi. Ben de ne başka hayvan türlerinden dönüşüp bu hale geldim, ne de yıllar boyunca değişip farklı bir şekil aldım. Hep böyleydim ve böyle kalacağım…</text:p>
      <text:p text:style-name="P11"/>
      <text:p text:style-name="P29">Akrep </text:p>
      <text:p text:style-name="P8">Merhaba çocuklar, taa Brezilya'dan karşınıza geldim. Çok çok yaşlı bir akrebim. Milyonlarca yıldır sizlerle karşılaşmak için bekliyordum. Tahmin edemeyeceğiniz kadar yaşlıyım aslında, tam 125 milyon yaşındayım. Bir grup araştırmacı bizim oralarda kazılar yapmaya başladılar. Bu kazıların sonucunda da benim fosilimi buldular. Her yerime baktılar; iskeletime, kuyruğuma, kıskaçlarıma, gözlerime… Beni bayağı detaylı incelediler. Onlar da benim günümüz akreplerinden hiçbir farkımın olmadığını anladılar. Eğer evrimcilerin söyledikleri doğru olsaydı, milyonlarca yıl içinde değişe değişe bambaşka bir canlıya dönüşmem gerekirdi. Ya da bugün yaşayan akrepleri biraz andıran ama onlara hiç benzemeyen bir varlık olmam gerekirdi. Ama gördüğünüz gibi 125 milyon yıl önce yaşamış olan benimle, bugün yaşayan arkadaşlarımın arasında en küçük bir fark dahi yok. Demek ki, sürekli değişerek evrimleşmek diye birşey yok. Yıllarca evrim teorisini savunan, tüm canlıların zaman içinde değiştiğini, farklı canlılara dönüştüğünü ve yeni türlerin bu şekilde oluştuğunu düşünen bazı bilim adamları beni gördüklerinde evrim teorisinden şüphelenmeye başladılar. Kısa sürede onlar da anladılar ki, evrim diye birşey hiçbir zaman gerçekleşmemiş, canlılar ilk var oldukları, yani <text:s/>Allah'ın onları ilk yarattığı şekilleriyle günümüze kadar değişmeden ulaşmışlar.</text:p>
      <text:p text:style-name="P11"/>
      <text:p text:style-name="P19">Elma Yaprağı</text:p>
      <text:p text:style-name="P8">Merhaba! Elmayı sevmeyeniniz yoktur herhalde. Ama eminim benim kadar yaşlı bir elma ağacı yaprağıyla da bugüne kadar hiçbiriniz karşılaşmamıştır. Bilin bakalım kaç yaşındayım? Tam 50 milyon... Eğer beni bahçenizden alacağınız bir elma ağacı yaprağıya yan yana koyarsanız, aramızda hiçbir fark olmadığını görürsünüz. Böylece siz de bir kez daha evrimcilerin yalan söylediğine tanıklık etmiş olursunuz.</text:p>
      <text:p text:style-name="P11"/>
      <text:p text:style-name="P19">Kozalak</text:p>
      <text:p text:style-name="P8">Kozalağın ne olduğunu herhalde aranızda bilmeyen yoktur. Eğer çevrenizde çam ağacı varsa, çam ağacının üzerinde yer alan kozalaklarını da görmüşsünüzdür. Ben ortalama 20 milyon yaşındayım. Açıkça görüldüğü gibi benim de günümüz kozalaklarından farkım yok. Diğer bir deyişle biz kozalaklar da diğer bitkiler gibi evrim geçirmedik. Bakın ne kadar da ayrıntılı fosilleşmiş bir görüntüm var.</text:p>
      <text:p text:style-name="P11"/>
      <text:p text:style-name="P19">Köpek Balığı</text:p>
      <text:p text:style-name="P8">Sevgili çocuklar! Ben bir köpek balığı fosiliyim. Ama filmlerde gördüğünüz köpek balıklarından biraz farklıyım. Çünkü onlardan farklı bir aileden geliyorum. Onlardan biraz daha küçük bir yapım var. Bizim aileden olan köpekbalıklarına hemen hemen tüm okyanuslarda rastlanabilir. Bu arada 75 milyon yaşında olduğumu söylemeliyim. Evrimci bilim adamları milyonlarca yıl boyunca hiç değişmeden kalmamı bir türlü açıklayamıyorlar. Evrim teorisine göre bugünkü denizlerde yaşayan köpek balıklarının atası olan bir varlığın (yani benim) köpek balıklarından farklı olması gerekirdi. Çünkü <text:soft-page-break/>evrimciler türlerin sürekli değiştiklerine ve sözde ilkel bir halden geliştiğine inanırlar. Oysa bu düşünceleri doğru değil, çünkü doğru olsaydı, benim günümüz denizlerinde gezen köpek balıklarından çok farklı olmam gerekirdi. Ama benim fosil resmimle günümüz köpek balıklarının resmi yan yana konulduğunda hiçbir fark görülemiyor.</text:p>
      <text:p text:style-name="P8">Bulunan tüm fosiller, evrimcilerin iddia ettikleri gibi canlıların aşamalarla birbirlerinden türemediklerini, diğer bir deyişle hiçbir şekilde evrimleşmediklerini gözler önüne sermektedir. Canlılar, milyonlarca yıl boyunca değişmeden kalmışlar, şu anki yapıları nasılsa, o dönemde de aynı yapılarıyla var olmuşlardır.</text:p>
      <text:p text:style-name="P11"/>
      <text:p text:style-name="P19">Ringa Balığı</text:p>
      <text:p text:style-name="P8">Ben pek çok balık arkadaşımla birlikte Amerika'nın Wyoming eyaletindeki taşların içinde bulundum. Taa 50 milyon yıl öncesinden geldim, ama günümüzde yaşayan balık arkadaşlarıma her şeyimle nasıl da benziyorum. Buradaki taşların içindeki tüm fosil arkadaşlarım çok iyi korundu. Böylece bizim, etrafınızda gördüğünüz balıklara ne kadar çok benzediğimizi ve hiçbir şekilde evrim geçirmediğimizi net olarak görebilirsiniz. Yalnızca bana değil arkadaşım Güneş balığına da bakın… Bizler evrimcilerin tüm dünyaya yalan söylediklerinin ispatıyız. Şimdiki balıklardan hiçbir farkımız yok.</text:p>
      <text:p text:style-name="P11"/>
      <text:p text:style-name="P19">Güneş Balığı</text:p>
      <text:p text:style-name="P8">Evet, ben bir güneş balığıyım. Ben de Wyoming'deki taşların içinde 50 milyon yıldır duruyorum. Sizinle karşılaşmam çok iyi oldu. Çünkü Darwin'in yalanlarını duyurmak için çok uzun zamandır buralardayım. Ama evrimciler bizim sesimizi duymamazlıktan geliyorlar, biz ne kadar aksini söylesek de, tüm açıklığıyla gözlerinin önünde dursak da "Evrim vardır" diye yalan söyleyebiliyorlar. Bizi görmezlikten geliyorlar. Ama siz çok akıllısınız. Siz evrimin olmadığını bize baktığınız anda anlarsınız. Fosiller gösteriyor ki, 200 milyon yıllık bir balık da, 100 milyon yıllık bir balık da, 50 milyon yıllık balıklar da, günümüzdeki balıklar da tamamen birbirlerinin aynı. Milyonlarca yıl geçmesine rağmen hiçbir dönemde değişiklik geçirmemişler. Hep aynılar. Bu da evrimcilerin insanlara yalan söylediklerinin ispatı. Yüce Rabbimiz tüm balıkları birbirine benzer özelliklerle yaratmıştır.</text:p>
      <text:p text:style-name="P8"/>
      <text:p text:style-name="P19">Denizatı</text:p>
      <text:p text:style-name="P8">Ben İtalya'nın Rimimini bölgesinde yaşayan bir denizatıyım. 36 milyon yaşındayım. Benim türümdeki denizatlarına günümüzde dünyanın çeşitli yerlerinde rastlanılabiliyor. Yani biz denizatları Allah'ın bizi ilk yarattığı zamandan beri hiç değişmedik, Darwinistlerin iddia ettikleri gibi evrim de geçirmedik.</text:p>
      <text:p text:style-name="P11"/>
      <text:p text:style-name="P19">Söğüt Ağacı Yaprağı</text:p>
      <text:p text:style-name="P8"><text:soft-page-break/>Söğüt ağacı genelde herkes tarafından bilinen ve tanınan bir ağaçtır. Özellikle su kenarlarında beni görmeniz mümkündür. Ben 50 milyon yıllık bir söğüt ağacı yaprağıyım. Evrimin yaşanmadığına dair önemli kanıtlardan biri de benim. </text:p>
      <text:p text:style-name="P11"/>
      <text:p text:style-name="P19">Sumak Bitkisi Yaprağı </text:p>
      <text:p text:style-name="P8">Merhaba arkadaşlar ben bir sumak bitkisi yaprağıyım. Sumağın ne olduğunu bilirsiniz. Eğer duymadıysanız annenize sorun size göstersin. Büyük ihtimalle evinizde sumak vardır. İşte ben yemeklere eklenen sumak bitkisinin yaprağıyım. Ben de yaklaşık 50 milyon yıllık bir fosilim ve ben de evrimi çürüten bir delilim. Evrimciler bitkilerin de diğer canlılar gibi evrim geçirdiğine inanıyorlar. Oysa böyle bir şey olmadı. İşte yaklaşık 50 milyon yıl önceki halimle karşınızdayım. Tıpkı bugünkü sumak bitkisinin yaprakları gibiyim. Yani evrimciler açıkça yalan söylüyorlar.</text:p>
      <text:p text:style-name="P11"/>
      <text:p text:style-name="P19">Levrek</text:p>
      <text:p text:style-name="P8">Ben levrek balığıyım. 50 milyon yıldır bu taşın içinde duruyorum. Şimdi gidip bir levrek balığına baksanız ikimizin arasında hiçbir fark olmadığını göreceksiniz. Biz levrekler hiçbir değişikliğe uğramadan 50 milyon yıl öncesinden günümüze kadar geldik. Bu geçen süre içinde pullarımız kabuklara, solungaçlarımız akciğere, yüzgeçlerimiz ayağa dönüşmedi. Hep aynı kaldık. Balık olarak yaratıldık, balık olarak soyumuz devam etti. Benim türümün günümüzde Kuzey yarım küredeki sularda ve Asya, Avrupa ve Yeni Zelanda'da yaşayan türleri de bulunmaktadır. Şimdi Darwin'in yalan söylediğini, sizi aldatmaya çalıştığını daha da iyi anladınız değil mi?</text:p>
      <text:p text:style-name="P11"/>
      <text:p text:style-name="P19">Vatoz Balığı</text:p>
      <text:p text:style-name="P8">Çocuklar, hayatınızda hiç vatoz balığı gördünüz mü? Görmediyseniz işte karşınızda bir vatoz balığı fosili. Evet, ben 50 milyon yıllık bir fosilim, ama şu an yaşayan akrabalarımdan hiçbir farkım yok. Tam 50 milyon yıl Wyoming'de, Green River'da zaman geçirdim. Beni iyi incelerseniz fosil olarak mükemmel bir şekilde korunduğumu göreceksiniz. Özellikle de kuyruklarımın ucunu inceleyin, bakın ne kadar çok detay var. Şimdi de size bir başka vatoz arkadaşımı tanıtmak istiyorum. O benden çok daha yaşlı bir vatoz. Türü de biraz farklı. Onlara şekilleri nedeniyle keman vatozu deniliyor. Bilim adamları onun 95 milyon yaşlarında olduğunu söylüyorlar. Kendisi günümüz denizlerinde yaşayan vatozların sahip oldukları tüm özelliklere sahip. Bu yüzden evrimcilerin onu gördükten sonra söyleyebilecekleri hiçbir şey kalmıyor. Dolayısıyla artık teorilerini savunamayacak ve böyle saçma bir teoriyi bu kadar zaman savundukları için utanacaklar. Bir de bugün yaşayan vatoz balıklarına bir bakın. Şaşırdınız, değil mi? Onlarla benim ya da arkadaşımın arasında hiçbir fark yok. Yani Darwin'in iddiası kesinlikle doğru değil. Bugünkü vatoz balıklarının aynısı olan ben, 50 milyon yıl öncesinden size bunu söylemeye geldim.</text:p>
      <text:p text:style-name="P11"/>
      <text:p text:style-name="P19"><text:soft-page-break/>Karides</text:p>
      <text:p text:style-name="P8">Merhaba arkadaşlar, ben de size kendimi tanıtayım: Ben bir karidesim. Bilmiyorum daha önce hiç karides görmüş müydünüz? Ben bildiğiniz gibi, denizlerde yaşayan bir canlıyım. Ama şimdi artık canlı değil, bir fosilim. Üstelik 208-146 milyon yıl öncesine ait bir fosilim ve diğerleri gibi benim de size bazı önemli haberlerim var: </text:p>
      <text:p text:style-name="P8">Sevgili arkadaşlar, Darwin'in teorisine inanan insanlar bugünkü karideslerin benzerlerinin milyonlarca yıl önce de yaşadığına inanmıyorlar. Onlara göre bugünkü karideslerin ataları farklı canlılardı. Ama bakın ben buradayım, milyonlarca yıl önceden fosilleşmiş bir şekilde sizin zamanınıza geldim. Benim varlığım Darwin ve arkadaşlarının yalan söylediğini kanıtlıyor. Bu nedenle sizi hiç kimse bu konuda kandıramaz. Çünkü artık milyonlarca yıl öncesine ait bir karides arkadaşınız olan ben varım. Benim resmimin yabir başka karides arkadaşımın resmini göreceksiniz. O da tam 150 milyon yaşında. İkimizin de resmini inceleyebilirsiniz. İkimizin resmini günümüzdeki <text:s/>karideslerle mutlaka kıyaslayın. Böylece evrimin yaşanmadığını kendi gözlerinizle görmüş olacaksınız. <text:s/></text:p>
      <text:p text:style-name="P8">Ayrıca iki karides arkadaşımın daha resimlerini göreceksiniz. Onlar da benim gibi fosiller. İkisi de 125 milyon yaşında. Onları da günümüz karidesleriyle karşılaştırabilirsiniz. Aralarında hiç fark olmadığına kendi gözlerinizle şahit olun. </text:p>
      <text:p text:style-name="P11"/>
      <text:p text:style-name="P19">Tatarcık</text:p>
      <text:p text:style-name="P8">Merhaba arkadaşlar, ben bir tatarcığım, yani küçük bir sinek türüyüm. 125 milyon yıl önce yaşamıştım, şimdi artık bir fosilim. Resimde de benim fosilimi görüyorsunuz. Bizler gayet iyi korunarak bu döneme kadar gelebildik. Uzmanlar bizi günümüzde yaşayan benzerlerimizle kıyasladıklarında arada hiçbir fark göremediklerini söylüyorlar. Çocuklar farkındaysanız Allah sizlere gerçekleri göstermek için bizlerin fosillerini milyonlarca yıldır saklamış ve şimdi araştırmacılar bizleri bulduğu için sizler de gerçekleri öğrenmiş oluyorsunuz: Evrim yoktur, tüm canlılar milyonlarca yıl önce nasıl görünüyorlarsa, şimdi de aynı şekilde görünüyorlar... At her zaman attı, sinek her zaman sinekti, papatya her zaman papatyaydı, sincap her zaman sincaptı, insan her zaman insandı.</text:p>
      <text:p text:style-name="P11"/>
      <text:p text:style-name="P19">EVRİMCİLER İNSANLARDAN </text:p>
      <text:p text:style-name="P19">GERÇEKLERİ GİZLERLER</text:p>
      <text:p text:style-name="P8">Sevgili çocuklar; evrim, delilleri gizleyerek, insanları aldatarak ayakta tutulmaya çalışılan sahte bir teoridir. Yeryüzü, günümüz canlılarının milyonlarca yıllık fosil örnekleri ile doludur. Bunların çok büyük bir kısmı bulunmuştur. Bu fosiller pek çok ülkenin müzelerinde ve konuyla ilgili üniversitelerinde sergilenmektedir. Buralarda milyonlarca yıllık örümcek, karınca, sinek, akrep, yengeç, kurbağa ve daha pek çok soyu tükenmiş veya tükenmemiş canlı fosillerinden milyonlarcası vardır. Ancak bunların sayıca çokluğu kitaplara ve gazetelere pek yansıtılmaz, bilimsel dergi ve söyleşilere konu olmaz. </text:p>
      <text:p text:style-name="P11"/>
      <text:p text:style-name="P11"><text:soft-page-break/>Peki bunun nedeni nedir? </text:p>
      <text:p text:style-name="P8">Bunun nedeni, bulunan her fosilin, evrimi yıkan bir delil olmasıdır. Bu nedenle evrimciler bazen bu delilleri insanlardan saklama yoluna gitmişlerdir. </text:p>
      <text:p text:style-name="P8">Evrimcilerin şimdiye kadar pek çok sahtekarlığı ortaya çıkmıştır. Aşağıda verdiğimiz örnek ise en önemlilerindendir:</text:p>
      <text:p text:style-name="P8">ABD'nin ünlü müzelerinden birinde yönetici ve paleontolog olan Charles Doolittle Walcott evrim sahtekarlıklarını yapan kişilerden biridir. Walcott, Kanada'nın Burgess bölgesinde fosil araştırmaları yapıyordu. 31 Ağustos 1909 günü, Walcott, çok önemli bir delil ele geçirdi: Günümüzden yaklaşık 530 milyon yıl önce, bugün var olan tüm canlıların aynı anda ve aniden ortaya çıktıklarını gösteren kanıtlarla yüz yüzeydi. 530 milyon yıl öncesinde yaşamış canlılara ait fosiller... Bu fosiller Darwin'in teorisi için yıkıcı bir darbe olmuştu. Ancak Walcott, elde ettiği fosilleri bilim dünyasına açmak yerine, gizlemeye karar verdi. Çünkü Walcott koyu bir Darwinistti. Evrim teorisine göre 530 milyon yıl öncesine ait olan fosillerin çok basit ve evrimcilerin ifadeleriyle "ilkel" olmaları gerekirdi. Fakat bulunan fosiller hiç de evrimcilerin beklediği gibi değildi. Bu fosillerin günümüzde yaşayan yengeç, deniz yıldızı, solucan gibi canlılardan hiçbir farkı yoktu. Hepsi aynı bugünkü gibi gelişmiş canlılardı. Walcott, elde ettiği fosillerin evrim teorisi için büyük bir sorun oluşturacağından emin olduğundan bunları açıklamak yerine gizledi. Bunları dünyaya açıklamak yerine, çalıştığı müzenin çekmecelerinde unutulmaya bıraktı. Aradan 75 yıl geçtikten sonra araştırmacılar müzenin çekmecelerinde unutulmuş bu fosilleri buldular ve çok şaşırdılar. Çünkü bu fosillerin varlığı evrimin yaşanmadığının ve tüm canlıları Allah'ın yarattığının açık kanıtıydı. <text:s/></text:p>
      <text:p text:style-name="P8">Sevgili çocuklar, işte evrim böyle bir teoridir. Evrimcilerin bunun gibi daha pek çok sahtekarlıkları olmuştur. Burada sizlere yalnızca bir örnek anlattık. Her fırsatta insanları aldatmaya, yanıltmaya çalışmışlardır evrimciler. Oysa bilimsel delilleri gizleyen, bilimselliği sahtekarlık ve aldatmaca ile sağlamaya çalışan bir teori, zaten geçersizdir. Evrimciler de açıkça bilmektedirler ki, ele geçen tüm bilimsel deliller, "evrim süreci" iddiasının yalnızca bir masaldan ibaret olduğunu göstermiştir. Müzelerdeki bu örneklerin tamamı doğru bilgilerle insanlara gösterilse, gerçeklerin ne olduğu anlaşılacaktır. Ancak çoğu bilim adamı, evrim teorisini ortadan kaldıracak böyle bir girişime cesaret edememektedir. </text:p>
      <text:p text:style-name="P6"><text:span text:style-name="Normal1"><text:span text:style-name="T6"/></text:span></text:p>
      <text:p text:style-name="P19">Yen­geç</text:p>
      <text:p text:style-name="P2">Bek­le­mek­ten yo­rul­dum ar­ka­daş­lar, az kal­sın ba­na sı­ra gel­me­ye­cek zan­net­tim. Ben bir yen­ge­cim. Ya­şım 37 ile 23 mil­yon yıl ara­sı olarak hesaplandı. Bu­ra­da ak­lı­nız­da kal­ma­sı ge­re­ken en önem­li nok­ta be­nim­le, gü­nü­müz yen­geç­le­ri ara­sın­da hiç­bir fark bu­lun­ma­ma­sı. Ya­ni yen­geç­ler ev­rim­ci­le­rin id­di­a et­ti­ği gi­bi baş­ka bir can­lı­dan ev­rim­leş­me­miş­tir. Gö­rül­dü­ğü gi­bi mil­yon­lar­ca yıl ön­ce de gü­nü­müz yen­geç­le­riy­le ta­ma­men ay­nı özel­lik­le­re sa­hip yen­geç­ler ya­şa­mış­tır. Ben bu­nun en açık ka­nı­tı­yım. Ama­cım da si­zi bu ko­nu­da bil­gi­len­dir­mek. Sa­kın unut­ma­yın: Can­lı­lar, Dar­win'in ya da on­dan son­ra ge­len di­ğer ev­rim­<text:soft-page-break/>ci­le­rin id­di­a et­tik­le­ri gi­bi ev­rim­sel bir ge­li­şim gös­ter­me­miş­ler­dir. Bu ki­tap­ta da ör­nek­le­ri­ni gör­dü­ğü­nüz gi­bi mil­yon­lar­ca yıl ön­ce ya­şa­yan yen­geç­ler­le şim­di ya­şa­yan yen­geç­ler, mil­yon­lar­ca yıl ön­ce ya­şa­yan ka­ri­des­ler­le şim­di ya­şa­yan ka­ri­des­ler, mil­yon­lar­ca yıl ön­ce ya­şa­yan ba­lık­lar­la gü­nü­müz­de ya­şa­yan ba­lık­lar bir­bi­ri­nin ay­nı­dır. Ev­rim­ci­le­rin söy­le­dik­le­ri gi­bi il­kel­den ge­liş­mi­şe doğ­ru bir sı­ra­la­ma yok­tur. </text:p>
      <text:p text:style-name="P2"/>
      <text:p text:style-name="P29">Yu­suf­çuk</text:p>
      <text:p text:style-name="P2">Mer­ha­ba ben bir yu­suf­çuk fo­si­li­yim. Bun­dan 175 mil­yon yıl ön­ce Al­man­ya'nın Bav­ye­ra böl­ge­sin­de ya­şa­dım. Be­nim as­lın­da çok il­ginç özel­lik­le­rim var. Bir ara an­sik­lo­pe­di­den be­nim­le il­gi­li bil­gi edin­me­li­si­niz. Sa­hip ol­du­ğum özel­lik­le­ri du­yun­ca çok şa­şı­ra­bi­lir­si­niz. Ay­rı­ca unut­ma­yın ben de ev­ri­mi çü­rü­ten ka­nıt­lar­dan bi­ri­yim. Çün­kü ben 175 mil­yon yıl ön­ce ya­şa­dı­ğım hal­de gü­nü­müz yu­suf­çuk­la­rıy­la ay­nı özel­lik­le­re sa­hi­bim. Bu da de­mek olu­yor ki yu­suf­çuk­lar ev­rim ge­çir­me­miş­ler. <text:s/>Al­lah bi­zi <text:s/>ilk na­sıl ku­sur­suz ola­rak ya­rat­tıy­sa bu­gün de öy­le­yiz. </text:p>
      <text:p text:style-name="P2"/>
      <text:p text:style-name="P19">Kur­ba­ğa</text:p>
      <text:p text:style-name="P2">Ço­cuk­lar ben bir kur­ba­ğa­yım. Hem de 50 mil­yon ya­şın­da bir kur­ba­ğa. Bun­dan 50 mil­yon yıl ön­ce fo­sil­leş­tim. Son­ra fo­sil­le­ri­mi in­san­lar bul­du ve be­ni mü­ze­de ser­gi­le­me­ye baş­la­dı­lar. Ama ben böy­le ol­ma­sı­na çok se­vi­ni­yo­rum, çün­kü bu fo­sil ha­lim­le tüm in­san­la­ra ger­çe­ği gös­te­ri­yo­rum. Ba­zı in­san­lar be­ni ve be­nim gi­bi fo­sil­leş­miş di­ğer ar­ka­daş­la­rı­mı gör­me­den ön­ce can­lı­la­rın ev­rim­le­şe­rek oluş­tu­ğu­nu dü­şü­nü­yor­lar­dı. Ama biz­le­ri gö­rün­ce an­la­dı­lar ki, şu an ya­şa­yan can­lı­la­rın tı­pa­tıp ay­nı­la­rı bun­dan mil­yon­lar­ca yıl ön­ce de var­dı. Ev­rim te­ori­si doğ­ru söy­le­sey­di, o za­man be­nim ve be­nim gi­bi mil­yon­lar­ca fo­si­lin var ol­ma­ma­sı ge­re­kir­di. Ama ev­rim­ci­ler bi­zi gör­mez­den gel­se­ler de biz va­rız!</text:p>
      <text:p text:style-name="P2"/>
      <text:p text:style-name="P19">Ba­lon Ba­lı­ğı</text:p>
      <text:p text:style-name="P2">Ar­ka­daş­lar, bun­dan 95 mil­yon yıl ön­ce şim­di Lüb­nan olan böl­ge­de yü­zü­yor­dum. O za­man­dan bu ya­na fo­sil­le­şip kal­mam çok il­ginç de­ğil mi? Ama si­zin za­ma­nı­nı­za ye­ti­şe­bil­di­ğim için çok mut­lu­yum. Çün­kü böy­le­ce siz­ler de bun­dan 95 mil­yon yıl ön­ce ay­nı gü­nü­mü­zün ba­lık­la­rı gi­bi ba­lık­la­rın ya­şa­dı­ğı­nı ve ev­rim­ci­le­rin as­lın­da in­san­la­rı al­dat­tı­ğı­nı öğ­ren­miş olu­yor­su­nuz. Çün­kü bil­di­ği­niz gi­bi ev­rim­ci­ler yüz mil­yon­lar­ca yıl ön­ce or­ta­ya çıkan omur­gasız de­niz canlılarının, on mil­yon­lar­ca yıllık za­man di­lim­le­ri için­de balıkla­ra dö­nüş­tük­le­ri­ni id­di­a eder­ler. An­cak bu omur­gasızlar ile balıklar arasında bir ev­rim ol­du­ğu­nu gös­te­re­bi­le­cek hiç­bir ara ge­çiş for­mu yok­tur. Bu şu de­mek­tir, omur­ga­sız can­lı­lar şa­yet ev­rim­ci­le­rin id­di­a et­ti­ği gi­bi ba­lık­la­ra dö­nüş­müş ol­say­dı, ara­da­ki ge­çiş aşa­ma­sın­da ya­rı ba­lık ya­rı omur­ga­sız can­lı­lar oluş­ma­lıy­dı. Do­la­yı­sıy­la bun­la­rın fo­sil­le­ri­nin de gü­nü­mü­ze ka­dar gel­miş ol­ma­la­rı ge­re­kir­di. Ama fo­sil ka­yıt­la­rı­na bak­tı­ğı­nız­da bu tip can­lı­la­ra ait fo­sil­le­re rast­la­ma­nız as­la müm­kün de­ğil. Bun­lar­dan tek bir ta­ne bi­le yok. Oy­sa be­nim gi­bi pek çok ba­lık tü­rü­ne sü­rek­li rast­la­ya­bi­lir­si­niz. Kı­sa­ca­sı be­nim ve ar­ka­daş­la­rı­mın var­lı­ğı ev­ri­mi çü­rü­ten önem­li de­lil­ler­den­dir. </text:p>
      <text:p text:style-name="P2"/>
      <text:p text:style-name="P19">De­niz İğ­ne­si</text:p>
      <text:p text:style-name="P2">Ço­cuk­lar ben bir de­niz iğ­ne­si­yim. Gö­rü­nü­müm bi­raz iğ­ne­yi an­dı­rı­yor, bu yüz­den böy­le bir is­mim var. Araş­tır­ma­cı­lar çok uzun yıl­lar son­ra fo­si­li­mi bu­lup, be­ni ser­gi­le­me­ye baş­la­dı­lar. Ben de fay­da­lı bir işe ya­ra­dı­ğım için se­vi­ni­yo­rum. Böy­le­ce in­san­lar de­niz iğ­ne­le­ri­nin de ev­rim­leş­me­dik­le­ri­ni, mil­yon­lar­ca yıl ön­ce de ay­nı ol­duk­la­rı­nı an­lı­yor, gö­rü­yor­<text:soft-page-break/>lar. He­pi­mi­zin bu­gün­kü ar­ka­daş­la­rı­mız­la ay­nı özel­lik­le­re sa­hip ol­du­ğu­mu­zu öğ­ren­miş olu­yor­lar. Res­mi­me iyi­ce ba­kar­sa­nız gü­nü­müz­de­ki de­niz iğ­ne­le­rin­den bir far­kım ol­ma­dı­ğı­nı gö­rür­sü­nüz. Biz ya­şa­yan fo­sil­ler, ev­rim te­ori­si­ni çü­rü­ten en önem­li de­lil­ler­den bi­ri­yiz. Bu ne­den­le bi­zim hak­kı­mız­da­ki bil­gi­le­ri çok iyi öğ­re­nin.</text:p>
      <text:p text:style-name="P2"/>
      <text:p text:style-name="P19">Kap­lum­ba­ğa</text:p>
      <text:p text:style-name="P2">Mer­ha­ba sev­gi­li ço­cuk­lar ben bir kab­lum­ba­ğa­yım. Her­hal­de bu­gü­ne dek pek çok kez kap­lum­ba­ğa gör­müş­sü­nüz­dür. Hat­ta bel­ki de kab­lum­ba­ğa ile oy­na­mış­sı­nız­dır. <text:s/>Bi­zi in­san­lar ge­nel­de se­ver­ler. Çok ağır ha­re­ket et­ti­ği­miz için ba­zen es­pri ko­nu­su ol­du­ğu­muz da olur. <text:s/>Si­ze ya­şı­mı söy­le­me­yi unut­tum. Yaşımın 5 ila 1.8 mil­yon yıl olduğu hesaplanıyor. Ya­ni as­lın­da ba­ya­ğı yaş­lı bir kap­lum­ba­ğa­yım. Ar­ka say­fa­da res­mi­ni gö­re­ce­ği­niz iki ar­ka­da­şım da­ha var. On­lar da be­nim gi­bi kap­lum­ba­ğa. Fo­sil ar­ka­daş­la­rım­dan bi­ri 140 mil­yon di­ğe­ri ise 120 mil­yon ya­şın­da­lar. Bu­ra­da önem­li olan nok­ta be­nim ve ar­ka­daş­la­rı­mın gü­nü­müz kab­lum­ba­ğa­la­rın­dan fark­lı ol­ma­yı­şı­mız. Ya­ni ev­rim te­ori­si­nin ge­çer­siz­li­ği­ni an­la­tır­ken biz­le­ri de de­lil ola­rak ve­re­bi­lir­si­niz. Biz­ler önem­li de­lil­le­riz… </text:p>
      <text:p text:style-name="P2"/>
      <text:p text:style-name="P19">Ma­yıs Si­ne­ği</text:p>
      <text:p text:style-name="P2">Ben de bir Ma­yıs si­ne­ği­yim. Bi­lim adam­la­rı 125 mil­yon ya­şın­da ol­du­ğu­mu dü­şü­nü­yor­lar. Gü­nü­müz­de­ki Ma­yıs si­nek­le­riy­le ben ta­ma­men ay­nı­yız. İs­ter­se­niz siz de in­ce­le­yin... Al­lah Ma­yıs si­nek­le­ri­ni ilk na­sıl ya­rat­tıy­sa, hiç de­ğiş­me­den gü­nü­mü­ze ka­dar o şe­kil­de gel­miş­ler. Ya­ni biz Ma­yıs si­nek­le­ri de di­ğer can­lı­lar gi­bi ev­rim ge­çir­me­dik. </text:p>
      <text:p text:style-name="P2"/>
      <text:p text:style-name="P19">Ge­ko </text:p>
      <text:p text:style-name="P2">Si­ze bi­raz ken­dim­le il­gi­li bil­gi ve­re­yim. Ben bir ker­ten­ke­le tü­rü­yüm. Be­nim en önem­li özel­li­ğim ayak par­mak­la­rı­mın her bi­ri­nin dış yü­ze­yin­de bu­lu­nan ya­pış­ma sis­te­mi­dir. Tek bir aya­ğım­da 2 mil­yar tüy­cük var. Bu sa­ye­de her tür­lü yü­ze­ye ra­hat­lık­la ya­pı­şa­bi­li­rim. Bu ya­pış­ma sis­te­mi­nin en önem­li özel­li­ği ise kum­da da yü­rü­sem bu ya­pış­ma iş­le­vi­nin bo­zul­ma­ma­sı. Ço­cuk­lar, siz ya­zın kum­da yü­rü­se­niz ayak­la­rı­nı­za kum ya­pı­şır ama ben­de böy­le bir şey ol­mu­yor. Kum­da yü­rü­dük­ten son­ra cam­da da ra­hat­ça yü­rü­ye­bi­li­yo­rum. <text:s/></text:p>
      <text:p text:style-name="P2">Be­nim ağır­lı­ğım 100 gram ka­dar, ya­ni çok kü­çük bir can­lı­yım. Par­mak­la­rım­da­ki ya­pış­ma sis­te­min­de ken­di ağır­lı­ğı­mın 1200 ka­tı ka­dar ya­pış­ma kuv­ve­ti bu­lu­nu­yor. Bu 80 kg bir in­sa­nın par­mak­la­rıy­la 10 ton­luk bir tı­rı kal­dır­ma­sı­na eş­de­ğer.</text:p>
      <text:p text:style-name="P2">Gör­dü­ğü­nüz gi­bi çok sık rast­lan­ma­yan, il­ginç özel­lik­le­ri bu­lu­nan bir can­lı­yım. Mil­yon­lar­ca yıl ön­ce ya­şa­dım ve şim­di de kar­şı­nız­da­yım. Bu­gün ya­şa­yan ge­ko­la­rın ta­ma­men ay­nı­sı­yım. İş­te si­ze ev­ri­min ol­ma­dı­ğı­na da­ir bir de­lil da­ha…</text:p>
      <text:p text:style-name="P2"/>
      <text:p text:style-name="P19">Is­ta­koz</text:p>
      <text:p text:style-name="P2">Her­hal­de ıs­ta­ko­zun ne ol­du­ğu­nu bi­li­yor­su­nuz­dur. Ben de bir ıs­ta­ko­zum. Ya­şı­mın 144-65 mil­yon yıl ci­va­rın­da ol­du­ğu tah­min edi­li­yor. Ya­ni çok yaş­lı­yım. Ama ço­cuk­lar dü­<text:soft-page-break/>şün­se­ni­ze bun­dan mil­yon­lar­ca yıl ön­ce ya­şa­yan ıs­ta­koz­lar­la gü­nü­müz ıs­ta­koz­la­rı ta­ma­mıy­la ay­nı. Biz­ler ev­rim ge­çir­me­dik. Bu ko­nu­da si­zi kim­se­nin al­dat­ma­sı­na izin ver­me­yin. Eli­niz­de ke­sin ka­nıt­lar var. Şa­yet si­ze bi­ri­si ıs­ta­koz­la­rın ev­rim ge­çir­di­ği­ni söy­ler­se he­men çı­kar­tıp be­nim res­mi­mi gös­te­rin. Çok uta­na­cak­lar­dır ve bir da­ha ev­ri­mi sa­vu­na­ma­ya­cak­lar­dır.</text:p>
      <text:p text:style-name="P2"/>
      <text:p text:style-name="P19">Yı­lan Yıl­dı­zı</text:p>
      <text:p text:style-name="P2">Mer­ha­ba ben de 380 mil­yon ya­şın­da­yım. Be­nim ve bir son­ra­ki say­fa­da­ki ar­ka­da­şı­mın res­mi­ne dik­kat­li­ce ba­kar­sa­nız gü­nü­müz de­niz ve yı­lan yıl­dız­la­rı­nın ay­nı­sı ol­du­ğu­mu­zu he­men an­lar­sı­nız. De­mek ki de­niz yıl­dız­la­rı da, yı­lan yıl­dız­la­rı da di­ğer can­lı­lar gi­bi ke­sin­lik­le ev­rim ge­çir­me­di­ler. Bu du­rum­da ev­rim­ci­le­rin ya­lan söy­le­dik­le­ri ve in­san­la­rı kan­dır­dık­la­rı an­la­şı­lı­yor. Çün­kü dün­ya üze­rin­de be­nim gi­bi çok faz­la fo­sil bu­lun­mak­ta. Ço­cuk­lar, bun­la­rı gö­re gö­re ha­la ev­rim­ci­le­rin bu ya­la­na de­vam et­me­le­ri as­lın­da çok yan­lış bir dav­ra­nış. Ama ger­çe­ği bil­di­ği­niz için siz bu ha­ta­ya düş­mez­si­niz. Dik­kat edin çev­re­niz­de­ki ar­ka­daş­la­rı­nız ve ya­kın­la­rı­nız da bu ha­ta­ya düş­me­sin­ler. On­la­ra da bu ki­tap­ta öğ­ren­di­ği­niz ger­çek­le­ri an­la­tın. Unut­ma­yın! Al­lah tüm can­lı­la­rı ay­rı ay­rı ya­rat­mış­tır, hiç­bir can­lı bir di­ğe­ri­ne dö­nüş­me­miş, ev­rim­leş­me­miş­tir. </text:p>
      <text:p text:style-name="P20"/>
      <text:p text:style-name="P19">De­niz Yıl­dı­zı <text:s/></text:p>
      <text:p text:style-name="P8">Ara­nız­da de­niz yıl­dı­zı fo­si­li gör­müş olan­lar var­dır. Ben de bir de­niz yıl­dı­zı­yım. Di­ğer ör­nek­ler­de de gör­dü­ğü­nüz gi­bi ço­cuk­lar, 21. yüz­yıl­da dün­ya­da ya­şa­yan de­niz yıl­dız­la­rıy­la mil­yon­lar­ca yıl ön­ce ya­şa­mış de­niz yıl­dız­la­rı ara­sın­da hiç­bir fark yok­tur. Ama ev­rim­ci­ler bu­nun ter­si­ni söy­le­mek­te­dir­ler. On­la­ra gö­re baş­ta de­niz yıl­dız­la­rı yok­tu, de­niz yıl­dız­la­rı baş­ka hay­van­lar­dan ev­rim­leş­miş­ler­di. Ne ka­dar da saç­ma de­ğil mi? Gör­dü­ğü­nüz gi­bi ben 420 mil­yon yıl ön­ce ya­şa­mış bir de­niz yıl­dı­zı­yım, bu­gün­kü de­niz yıl­dız­la­rı­nın ata­sı­yım ve on­la­rın ay­nı­sı­yım. </text:p>
      <text:p text:style-name="P8"/>
      <text:p text:style-name="P19">De­niz Kes­ta­ne­si</text:p>
      <text:p text:style-name="P8">Hey! Az ön­ce de­niz yıl­dı­zıy­la ta­nış­tı­nız. Ben de onun bir ar­ka­da­şı­yım, adım de­niz kes­ta­ne­si. De­niz­ler­de ya­şı­yor­dum, ama ar­tık can­lı de­ği­lim yal­nız­ca bir fo­si­lim. Üs­te­lik ya­şı­mın 206-144 mil­yon yıl ara­sın­da ol­du­ğu tah­min edi­li­yor. Ya­ni çok çok yaş­lı­yım. Ben de ar­ka­da­şım gi­bi can­lı­la­rın ev­rim ge­çir­me­di­ği­nin önem­li bir ka­nı­tı­yım. Şim­di ha­yat­ta olan ak­ra­ba­la­rım de­niz kes­ta­ne­le­ri, be­nim­le ta­ma­men ben­zer özel­lik­ler ta­şı­yor­lar. Gör­se­niz ayırt ede­mez­si­niz. Ya­ni ev­rim­ci­ler her za­man ol­du­ğu gi­bi in­san­la­rı kan­dır­ma­ya ça­lı­şı­yor­lar! Çün­kü ev­rim­ci­ler tüm can­lı tür­le­ri­nin hayali bir or­tak ata­dan gel­dik­le­ri­ni ve bir­bir­le­rin­den ev­rim­leş­tik­le­ri­ni id­di­a eder­ler, an­cak as­lın­da bü­tün can­lı tür­le­ri­ni Al­lah ay­rı ay­rı ya­rat­mış­tır. Kuş, ke­le­bek, pan­da, ke­di ve da­ha pek çok hay­va­nın bir­bi­rin­den fark­lı pek ­çok özel­li­ği var­dır, hiç­bi­ri bir­bi­rin­den tü­re­me­miş­tir.</text:p>
      <text:p text:style-name="P30"/>
      <text:p text:style-name="P19">Oka­pi </text:p>
      <text:p text:style-name="P8"><text:soft-page-break/>Be­nim adım Oka­pi, res­mim­den de an­la­şı­la­ca­ğı üze­re ata ben­zi­yo­rum. Bi­raz da zeb­ra­ya. Çok uzun yıl­lar bo­yun­ca ev­rim­ci­ler be­nim so­yu tü­ken­miş bir hay­van ol­du­ğu­mu id­di­a et­ti­ler. Hat­ta da­ha da ile­ri­ye gi­dip, be­nim atın mil­yon­lar­ca yıl ya­şın­da­ki de­de­si, ya­ni atın ev­ri­mi aşa­ma­la­rın­dan bi­ri ol­du­ğum ya­la­nı­nı söy­le­di­ler. An­cak on­la­rın bu ya­lan­la­rı­nın or­ta­ya çık­ma­sı çok uzun sür­me­di. 1901 yı­lın­da bir ak­ra­bam ani­den on­la­rın kar­şı­sı­na çık­tı. Hem de can­lı bir şe­kil­de. </text:p>
      <text:p text:style-name="P8">Ev­rim­ci­ler bu du­rum kar­şı­sın­da ne ka­dar şa­şır­dı­lar tah­min ede­mez­si­niz. Be­nim fo­si­lim­le şim­di kar­şı­la­rı­na çı­kan ak­ra­ba­la­rı­mın bi­re­bir ay­nı ol­du­ğu­nu gör­dük­le­rin­de, yıl­lar­dır in­san­la­rı ha­ya­li hi­ka­ye­ler­le kan­dır­dık­la­rı or­ta­ya çık­tı. Ak­ra­ba­la­rı­mın gü­nü­müz­de ha­la ya­şı­yor ol­ma­sı, ev­rim­ci­le­rin atın ev­rim ge­çir­di­ği ko­nu­sun­da ya­lan söy­le­dik­le­ri­ni is­pat­la­mış ol­du. Al­lah mil­yon­lar­ca yıl­dır be­ni hiç­bir de­ği­şi­me uğ­rat­ma­dı, be­nim tü­rüm­de­ki tüm can­lı­la­rı da en mü­kem­mel şe­kil­de ya­rat­tı­ğı gi­bi. <text:s/></text:p>
      <text:p text:style-name="P30"/>
      <text:p text:style-name="P19">Viş­ne Ağa­cı Yap­ra­ğı </text:p>
      <text:p text:style-name="P8">Ar­ka­daş­lar, be­nim mey­ve­le­ri­mi çok iyi ta­nır­sı­nız. Ben de gü­nü­müz­de­ki viş­ne yap­rak­la­rıy­la ay­nı özel­lik­le­ri ta­şı­yan bir yap­ra­ğım. Bi­lim adam­la­rı be­nim 50 mil­yon yaş­la­rın­da ol­du­ğu­mu tah­min edi­yor­lar. Gör­dü­ğü­nüz gi­bi viş­ne ağaç­la­rı da ev­rim ge­çir­me­di­ler, Al­lah'ın ken­di­le­ri­ni ilk ya­rat­tı­ğı şe­kil­le­riy­le ve de­tay­la­rıy­la bu­gün de ya­şı­yor­lar. </text:p>
      <text:p text:style-name="P30"/>
      <text:p text:style-name="P19">Huş Ağa­cı</text:p>
      <text:p text:style-name="P8">Mer­ha­ba ar­ka­daş­lar, ben de huş ağa­cı yap­ra­ğı fo­si­li­yim. O ka­dar yaş­lı­yım ki 50 mil­yon yıl­lık ol­du­ğu­mu söy­lü­yor­lar. Ben de ai­lem­le bir­lik­te Ka­na­da'da ya­şı­yor­dum, fo­sil ola­rak gü­nü­mü­ze ka­dar gel­dim. Böy­le­ce gü­nü­mü­zün huş ağaç­la­rıy­la mil­yon­lar­ca yıl ön­ce­ki huş ağaç­la­rı ara­sın­da hiç­bir fark ol­ma­dı­ğı­nı, biz huş ağaç­la­rı­nın da di­ğer tüm can­lı­lar gi­bi ev­rim ge­çir­me­di­ği­ni tüm in­san­lar öğ­ren­miş ol­du.</text:p>
      <text:p text:style-name="P20"/>
      <text:p text:style-name="P19">Ayı</text:p>
      <text:p text:style-name="P8">Mer­ha­ba sev­gi­li ço­cuk­lar! Ben bir ayı­yım. Araş­tır­ma­cı­lar be­nim fo­si­li­mi Çin'de bul­du­lar. 78 mil­yon ya­şın­da­yım. Be­nim gi­bi pek çok ayı ar­ka­da­şım da şu an­da dün­ya­nın dört bir kö­şe­sin­de ya­şı­yor. Şim­di­ki ayı ar­ka­daş­la­rı­mız­da da ben­de­ki özel­lik­ler ek­sik­siz ola­rak var. Ya­ni bi­zim tü­rü­müz hiç­bir de­ği­şik­li­ğe uğ­ra­ma­dı. Dar­win'in id­di­a et­ti­ği gi­bi hiç­bi­ri­miz ev­rim ge­çir­me­dik. Bu­nun is­pa­tı ise be­nim. Be­ni gü­nü­müz­de­ki ayı­lar­la kar­şı­laş­tı­rır­sa­nız de­di­ği­min doğ­ru ol­du­ğu­nu, ara­mız­da hiç fark ol­ma­dı­ğı­nı gö­rür­sü­nüz. </text:p>
      <text:p text:style-name="P8"/>
      <text:list xml:id="list101423215033502" text:continue-numbering="true" text:style-name="WW8Num1">
        <text:list-item>
          <text:p text:style-name="P39">BÖLÜM</text:p>
        </text:list-item>
      </text:list>
      <text:p text:style-name="P33"/>
      <text:p text:style-name="P32">AMBER İÇİNDEKİ MİLYONLARCA YILLIK CANLILAR EVRİMİ GEÇERSİZ KILIYOR</text:p>
      <text:p text:style-name="P3"/>
      <text:p text:style-name="P2"/>
      <text:p text:style-name="P2">Fosil­le­rin ko­run­du­ğu or­tam­lar­dan bi­ri de am­ber­ler­dir. Ba­zı ağaç­lar­dan çı­kan sı­vı­la­ra am­ber de­nir. Ağaç­lar­dan çı­kan am­be­rin can­lı­nın üze­ri­ne akıp don­ma­sı so­nu­cun­da can­lı o ha­liy­le mil­yon­lar­ca yıl ko­ru­nur. Am­ber için­de ko­ru­nan fo­sil­ler, bu­lu­nan di­ğer pek çok fo­sil gi­bi çok önem­li bir ger­çe­ği gös­ter­mek­te­dir: Can­lı­lar mil­yon­lar­ca yıl­dır hiç­bir de­ği­şi­me uğ­ra­ma­mış, ya­ni as­la ev­rim ge­çir­me­miş­ler­dir. </text:p>
      <text:p text:style-name="P8">Am­ber için­de bu­lu­nan on bin­ler­ce fo­sil, tüm can­lı­la­rın dün­ya­ya gel­dik­le­ri ilk an­dan iti­ba­ren hep ay­nı özel­lik­ler­le, ay­nı şe­kil­de var ol­duk­la­rı­nı gös­ter­mek­te­dir. Ya­ni ter­mit­ler hep ter­mit, ka­rın­ca­lar hep ka­rın­ca, kur­ba­ğa­lar hep kur­ba­ğa, yı­lan­lar hep yı­lan, ke­le­bek­ler hep ke­le­bek, gü­ve­ler hep gü­ve­dir­ler, hiç de­ğiş­me­miş­ler­dir. Bun­dan mil­yon­lar­ca yıl ön­ce ya­şa­mış ve am­ber için­de mu­ha­fa­za edil­miş can­lı­lar­la, on­la­rın gü­nü­müz­de­ki hal­le­ri ara­sın­da hiç­bir fark yok­tur. Ev­rim­ci­le­rin bun­la­ra hiç­bir açık­la­ma ge­tir­me­le­ri müm­kün de­ğil­dir. Bu du­rum tüm can­lı­la­rı Al­lah'ın ya­rat­tı­ğı­nın ve ev­rim te­ori­si­nin as­lın­da bir ya­lan­dan iba­ret ol­du­ğu­nun de­li­li­dir.</text:p>
      <text:p text:style-name="P8">Bi­lim adam­la­rı yıl­lar­dır baş­ta Do­mi­nik Cum­hu­ri­ye­ti'nde­ki fo­sil­ler ol­mak üze­re, dün­ya­nın çe­şit­li böl­ge­le­rin­de am­ber için­de­ki fo­sil­ler üze­rin­de çok de­tay­lı ça­lış­ma­lar yü­rüt­mek­te­dir. Şu­nu da be­lirt­mek ge­re­kir ki, bu ör­nek­ler sa­yı­sız fo­sil­den sa­de­ce bir­ka­çı­dır. <text:s/>Bun­lar gi­bi da­ha mil­yon­lar­ca fo­sil ör­ne­ği bu­lun­mak­ta­dır. </text:p>
      <text:p text:style-name="P20"/>
      <text:p text:style-name="P21">Dans Si­ne­ği </text:p>
      <text:p text:style-name="P8">Se­lam ar­ka­daş­lar ben bir dans si­ne­ği­yim. Be­nim de ya­şı­mın 45 mil­yon yıl ol­du­ğu dü­şü­nü­lü­yor. Şim­di ya­şa­yan dans si­nek­le­ri de ay­nı be­nim gi­bi­ler. Çün­kü biz­ler ev­rim ge­çir­me­dik. Biz ya­şa­yan fo­sil­ler, he­pi­miz ev­ri­min ol­ma­dı­ğı­nın is­pa­tı­yız. </text:p>
      <text:p text:style-name="P20"/>
      <text:p text:style-name="P21">Tır­tıl </text:p>
      <text:p text:style-name="P8">Her­hal­de ara­nız­da tır­tıl­la­rı ta­nı­ma­yan yok­tur. Ben de bir tır­tı­lım. Bi­lim adam­la­rı be­nim 25 mil­yon yıl­lık ol­du­ğu­mu dü­şü­nü­yor­lar. Ço­cuk­lar, be­nim fo­si­lim öy­le­si­ne iyi ko­run­muş ki mil­yon­lar­ca yıl ön­ce­sin­den gel­me­me rağ­men tüy­le­rim bi­le du­ru­yor. Böy­le­ce in­san­lar be­nim gü­nü­müz tır­tıl­la­rın­dan fark­lı ol­ma­dı­ğı­mı gö­rü­yor ve tır­tıl­la­rın da di­ğer hay­van­lar gi­bi ev­rim ge­çir­me­dik­le­ri­ni an­lı­yor­lar. Ev­rim­ci­ler her can­lı­nın ev­rim ge­çi­re­rek, ya­ni de­ği­şe­rek gü­nü­mü­ze gel­di­ği­ni id­di­a et­tik­le­ri için, be­ni gö­rün­ce çok uta­nı­yor­lar. Çün­kü tır­tıl­lar mil­yon­lar­ca yıl ön­ce de gü­nü­müz­de­ki hal­le­riy­le ta­ma­men ay­nıy­dı­lar. Bu ger­çek­le bir­lik­te ev­rim­ci­le­rin in­san­la­ra ya­lan söy­le­dik­le­ri an­la­şıl­mış olu­yor. Sev­gi­li ço­cuk­lar, Al­lah <text:soft-page-break/>tüm can­lı tür­le­ri­ni ay­rı ay­rı ya­rat­mış ve can­lı­la­rın ev­rim ge­çir­me­di­ği­ni apa­çık de­lil­ler­le de gös­ter­miş­tir. </text:p>
      <text:p text:style-name="P8"/>
      <text:p text:style-name="P21">Çe­kir­ge</text:p>
      <text:p text:style-name="P8">Hee­ey! Ben bir çe­kir­ge­yim. Biz çe­kir­ge­ler de di­ğer ar­ka­daş­la­rı­mız­la bir­lik­te fo­sil­leş­tik. İyi de ol­du, çün­kü Dar­win ve onun ya­la­nı­nı sa­vun­ma­ya ha­la de­vam eden­ler, in­san­la­rı çe­kir­ge­ler ko­nu­sun­da da al­da­ta­ma­ya­cak­la­rı­nı gör­müş ol­du­lar. Çün­kü şu an­ki çe­kir­ge­le­rin ana­to­mik ya­pı­la­rıy­la bi­zim, ya­ni bun­dan 100 mil­yon yıl ön­ce ya­şa­yan çe­kir­ge­le­rin ara­sın­da hiç­bir fark yok. De­mek ki ço­cuk­lar: Dar­win doğ­ru söy­le­mi­yor! Can­lı­lar mil­yon­lar­ca yıl­dır hiç­bir de­ği­şi­me uğ­ra­ma­mış, ya­ni as­la ev­rim ge­çir­me­miş­ler­dir. </text:p>
      <text:p text:style-name="P8"/>
      <text:p text:style-name="P21">Hemiptara</text:p>
      <text:p text:style-name="P8">Çocuklar Hemiptera ismini görünce size garip gelmiş olabilir. Aslına bu isim bir böcek türüne ait değil, pek çok böceğin dahil olduğu bir canlı takımına ait. Bizim takımda yer alan böceklere ait belki de yüz binlerce fosil bulundu bugüne kadar. Bu fosillerin her biri, evrimin yaşanmadığını gösteriyor. Çünkü bulunan fosillerle, günümüzde yaşamakta olan canlı örnekleri arasında en küçük bir fark dahi yok. Bu durumda evrimciler ne yapacaklarını şaşırıyorlar, o nedenle ya bizi görmezlikten geliyorlar ya da hakkımızda binbir türlü yalanlar uyduruyorlar. Ama artık sizi bizi gördükten sonra evrimclerin yalanlarını hemen anlayabilirsiniz.</text:p>
      <text:p text:style-name="P8"/>
      <text:p text:style-name="P21">Gü­ve</text:p>
      <text:p text:style-name="P8">Mer­ha­ba ar­ka­daş­lar! Ar­ka­daş­la­rım­la ta­nış­tı­nız, sı­ra ben­de... <text:s/>Ben bir gü­ve­yim. Ama ta­bi ki as­lın­da fo­si­lim. Fo­sil ola­rak si­zin önü­nü­ze çı­ka­ca­ğım gü­nü ip­le çe­ki­yor­dum. En so­nun­da araş­tır­ma­cı­lar be­ni bul­du ve böy­le­ce siz­ler de ev­rim te­ori­siy­le il­gi­li ger­çek­le­ri öğ­ren­di­niz! Çün­kü yüz mil­yon­lar­ca yıl­dır hiç­bir de­ği­şi­me uğ­ra­ma­dan gü­nü­mü­ze ka­dar ge­len ben ve di­ğer ar­ka­daş­la­rım, ev­rim te­ori­si­ni ya­lan­la­yan en önem­li de­lil­ler­de­niz. Re­sim­le­ri­mi de­tay­lı in­ce­le­yin, siz de bu ger­çe­ği gö­re­cek­si­niz.</text:p>
      <text:p text:style-name="P12"><text:s/></text:p>
      <text:p text:style-name="P21">Yü­rü­yen Ça­lı Bö­ce­ği</text:p>
      <text:p text:style-name="P8">Res­mi­mi gör­dü­ğü­nüz­de ne­den böy­le bir is­mim ol­du­ğu­nu an­la­mış­sı­nız­dır. Ça­lı­ya o ka­dar ben­ze­rim ki, bir düş­man­dan sak­lan­mam ge­rek­ti­ğin­de ağaç dal­la­rı ara­sı­na gi­rer­sem kim­se be­ni ko­lay ko­lay bu­la­maz. 45 mil­yon yıl ön­ce­sin­den ge­li­yo­rum ve siz­le­re çok önem­li bir ger­çe­ği ha­tır­lat­mak is­ti­yo­rum. Biz yü­rü­yen ça­lı bö­cek­le­ri ev­rim ge­çir­me­dik. Ben 45 mil­yon ya­şın­da­yım ve res­mi­mi bu­gün ya­şa­yan bir yü­rü­yen ça­lı bö­ce­ği­nin ya­nı­na koy­sa­nız en kü­çük bir fark­lı­lık gö­re­mez­se­niz. Ara­mız­da hiç­bir fark ol­ma­ma­sı, ev­rim­ci­le­rin ya­lan söy­le­di­ği­nin is­pa­tı­dır. </text:p>
      <text:p text:style-name="P6"><text:span text:style-name="Normal1"><text:span text:style-name="T5"/></text:span></text:p>
      <text:p text:style-name="P21">Ka­nat­lı Ka­rın­ca</text:p>
      <text:p text:style-name="P8"><text:soft-page-break/>Hey! Ben de bir ka­nat­lı ka­rın­ca­yım, belki de bahçenizde gördünüz beni daha önce. Gü­nü­müz­de pek çok ka­nat­lı ka­rın­ca ya­şa­mak­ta­dır. Ama ben gü­nü­müz ka­rın­ca­la­rın­dan bi­ri de­ği­lim. 25 mil­yon yıl­lık ol­du­ğum tah­min edi­li­yor. Ben Bal­tık böl­ge­sin­de ya­şar­ken ve Bal­tık or­man­la­rın­da ora­dan ora­ya dolaşırken bir gün bal gi­bi bir şey dik­ka­ti­mi çek­ti ve üze­ri­ne kon­dum. Me­ğer bal de­ğil, ağaç re­çi­ne­siy­miş. Son­ra­dan bu re­çi­ne am­ber­leş­ti, ben de o gün­den bu ya­na am­be­rin için­de du­ru­yo­rum. Son­ra araş­tır­ma­cı­lar be­ni bul­du­lar ve ev­ri­min ol­ma­dı­ğı­nı is­pat­la­mak için şimdi karşınızda duruyorum.</text:p>
      <text:p text:style-name="P30"/>
      <text:p text:style-name="P19">Ağus­tos Bö­ce­ği</text:p>
      <text:p text:style-name="P8">Her­hal­de Ağus­tos bö­ce­ği ile ka­rın­ca­nın hi­ka­ye­si­ni duy­muş­su­nuz­dur. Evet ar­ka­daş­lar ben ma­sal­la­ra ko­nu olan bir hay­va­nım. Özel­lik­le yaz ge­ce­le­rin­de ba­na sık sık rast­la­ma­nız müm­kün­dür. Ben de bun­dan 50 mil­yon yıl ka­dar ön­ce bir am­be­rin içi­ne gir­dim ve bu­ra­da fo­sil ola­rak mil­yon­lar­ca yıl si­zin­le ta­nı­şa­ca­ğım gü­nü ip­le çek­tim. Ar­tık Ağus­tos bö­cek­le­ri­nin de ev­rim­leş­me­di­ği­ni çün­kü hiç­bir can­lı­nın as­lın­da ev­rim ge­çir­me­di­ği­ni bi­li­yor­su­nuz. Bu ko­nu­da bil­gi sa­hi­bi ol­ma­yan ar­ka­daş­la­rı­nı­za da ger­çek­le­ri an­la­ta­bi­lir­si­niz. Bu­nu ya­par­ken be­ni on­la­ra de­lil ola­rak gös­te­re­bi­lir­si­niz. İs­ter­ler­se el­le­ri­ne bir Ağus­tos bö­ce­ği al­sın­lar ya­nı­na da be­nim bu ki­tap­ta­ki res­mi­mi koy­sun­lar ve in­ce­le­sin­ler, ara­da hiç­bir fark ol­ma­dı­ğı­nı he­men gö­re­cek ve ev­ri­min as­lın­da ne ka­dar saç­ma bir teo­ri ol­du­ğu­nu da he­men fark ede­cek­ler­dir. </text:p>
      <text:p text:style-name="P30"/>
      <text:p text:style-name="P21">Man­tis</text:p>
      <text:p text:style-name="P8">Mer­ha­ba! Ben bir man­tis bö­ce­ği­yim. 25 mil­yon ya­şın­da ol­du­ğum tah­min edi­li­yor. Ço­cuk­lar, ben de di­ğer pek çok fo­sil ar­ka­da­şım gi­bi am­ber için­de fo­sil­leş­tim. Fa­kat be­nim ha­yat hi­ka­yem bi­raz il­ginç. Gün­ler­den bir gün ya­ban arı­la­rı ve bir örüm­cek ta­ra­fın­dan ko­va­lan­ma­ya baş­la­dım. On­lar­dan ka­çıp, kur­tul­mak is­ter­ken bir re­çi­ne dam­la­sı­na ya­pı­şıp kal­dım. Son­ra bu re­çi­ne­nin için­de ka­la­kal­dım, ta­bi be­nim­le bir­lik­te ya­ban arı­la­rı ve ka­rın­ca da! İş­te böy­le­ce on­lar­la bir­lik­te mil­yon­lar­ca yıl­dır bu am­be­rin için­de du­ru­yo­ruz. İyi ki de dur­mu­şuz, çün­kü şu an­da si­zin­le soh­bet ede­bi­li­yo­rum. Gö­rü­yor­su­nuz de­ğil mi, ben ve ar­ka­daş­la­rım ay­nı gü­nü­müz­de ya­şa­yan ak­ra­ba­la­rı­mı­za ben­zi­yo­ruz.</text:p>
      <text:p text:style-name="P8"/>
      <text:p text:style-name="P21">Siv­ri­si­nek</text:p>
      <text:p text:style-name="P8">Mer­ha­ba! Ben de bir siv­ri­si­ne­ğim. Be­ni her yer­de gör­me­niz müm­kün. Özel­lik­le de sı­cak yaz gün­le­rin­de. Ben de Gü­ney Ame­ri­ka'da ya­şar­ken am­be­rin içi­ne gir­dim ve fo­sil­leş­tim. 25 mil­yon ya­şın­da­yım. Am­be­rin için­de öy­le­si­ne iyi ko­run­mu­şum ki ka­nat­la­rı­mı ve vü­cu­du­ma ait her tür­lü de­ta­yı gör­me­niz müm­kün. Bugün akrabalarımın sahip olduğu tüm özelliklere ben de sahiptim, kanatlarım, gözlerim, iğnem, bacaklarım herşeyim tam ve eksiksiz. Ba­kın ço­cuk­lar, ben si­zin ya­şa­dı­ğı­nız dö­nem­den mil­yon­lar­ca yıl ön­ce ya­şa­mış ol­ma­ma rağ­men, bu­gün ya­şa­yan ak­ra­ba­la­rım­la ta­ma­men ay­nı­yım. Yani, Al­lah'ın ben­de ya­rat­tı­ğı tüm özel­lik­ler bu­gün gör­dü­ğü­nüz her­han­gi bir siv­ri­si­nek­te de var. Bun­la­rı hiç­bir de­ği­şi­me uğ­ra­ma­dığımızın ka­nı­tı olan ben söy­lü­yo­rum...</text:p>
      <text:p text:style-name="P4"><text:soft-page-break/></text:p>
      <text:p text:style-name="P19">Ya­lan­cı Ak­rep </text:p>
      <text:p text:style-name="P2">Ar­ka­daş­lar ben ak­re­be ben­ze­yen bir can­lı­yım, ama ak­rep de­ği­lim. Ak­rep­ler­den far­kım da­ha min­ya­tür olu­şum ve en önem­li­si ak­rep­ler­de­ki gi­bi öl­dü­rü­cü iğ­nem ol­ma­ma­sı. Bu ne­den­le ba­na ya­lan­cı ak­rep di­yor­lar. Be­nim de 45 mil­yon yıl­lık ol­du­ğum dü­şü­nü­lü­yor. Ben de am­be­rin için­de fo­sil­leş­ti­ğim için mü­kem­mel bir şe­kil­de ko­run­mu­şum. Do­la­yı­sıy­la gü­nü­müz ya­lan­cı ak­rep­le­riy­le be­ni kı­yas­la­dı­ğı­nız­da ara­mız­da­ki ben­zer­li­ğe çok şa­şı­ra­bi­lir­si­niz. Lüt­fen ar­ka­daş­lar, res­mi­mi çok iyi in­ce­le­yin, ba­ka­lım gü­nü­müz­de­ki ya­lan­cı ak­rep­ler­le ara­mız­da bir fark gö­re­bi­le­cek mi­si­niz? El­bet­te ki gö­re­me­ye­cek­si­niz. Çün­kü biz ya­lan­cı ak­rep­ler ta­ri­hin hiç­bir dö­ne­min­de ev­rim ge­çir­me­dik. İş­te ben 45 mil­yon yıl­lık bir ya­lan­cı ak­re­bim, hem ba­na hem de gü­nü­müz­de­ki ya­lan­cı ak­rep­le­re ba­kın. Bu ka­dar za­man bo­yun­ca bi­zim tü­rü­müz­de hiç­bir de­ği­şik­lik ol­ma­dı. Ev­rim­ci­ler in­san­la­rı na­sıl da kan­dır­mış­lar de­ğil mi ar­ka­daş­lar? Ama me­rak et­me­yin ar­tık si­zi hiç kim­se kan­dı­ra­ma­ya­cak. Eli­niz­de bu ka­dar çok de­lil var­ken si­zi hiç kim­se ev­ri­min ol­du­ğu­na inan­dı­ra­maz. </text:p>
      <text:p text:style-name="P8"/>
      <text:p text:style-name="P19">Ter­mit</text:p>
      <text:p text:style-name="P2">Se­lam ço­cuk­lar, ben bir ter­mi­tim. Be­ni çok dik­kat­li in­ce­le­yin. Çün­kü be­nim gi­bi tam ka­nat­la­rıy­la bir­lik­te am­ber için­de ko­run­muş bir ter­mi­te her za­man rast­la­ya­maz­sı­nız. Çün­kü ge­nel­de bi­zim ka­nat­la­rı­mız ko­lay­ca za­rar gö­re­bi­lir, na­rin­dir­ler. Ama gör­dü­ğü­nüz gi­bi be­nim bü­tün ka­nat­la­rım yer­li ye­rin­de. Ya­nım­da bir ter­mit ar­ka­da­şım daha var. Ama ya­nım­da der­ken ay­nı am­be­rin içi­ni kast et­mi­yo­rum. O fark­lı bir am­ber­de, fark­lı bir za­man­da fo­sil ol­muş. O da tam 25 mil­yon ya­şın­da. Onun da ka­nat­la­rı da­hil her şe­yi çok iyi ko­run­muş du­rum­da. </text:p>
      <text:p text:style-name="P2">İyi ki am­be­rin için­de böy­le ko­nak­la­ya­bil­dim de önü­nü­ze ge­le­bil­dim, de­ğil mi? Bu sa­ye­de ev­rim­ci­ler biz ter­mit­le­rin, diğer tüm canlılar gibi, ev­rim ge­çir­me­di­ği­ni, Al­lah'ın ilk ya­rat­tı­ğı hal­le­riy­le kal­dık­la­rı­nı gör­müş olu­yor. </text:p>
      <text:p text:style-name="P1"><text:span text:style-name="Normal1"><text:span text:style-name="T5"/></text:span></text:p>
      <text:p text:style-name="P19">Te­ke Bö­ce­ği </text:p>
      <text:p text:style-name="P2">Sev­gi­li ço­cuk­lar! Ben yak­la­şık 25 mil­yon yaş­la­rın­da bir te­ke bö­ce­ği­yim ve dün­ya üze­rin­de­ki en uzun bö­cek­ler­den bi­ri­yim. Çün­kü çok çok uzun an­ten­le­rim var. Bu an­ten­ler sa­ye­sin­de her şe­yi çok ra­hat du­ya­bi­li­yor, her tür­lü teh­li­ke­ye kar­şı çok dik­kat­li ola­bi­li­yo­rum. </text:p>
      <text:p text:style-name="P2">Bun­dan mil­yon­lar­ca yıl ön­ce, bir şey­ler ye­mek için bir ağa­cın ke­na­rın­da din­len­me­ye baş­la­mış­tım. Ağa­cın ke­na­rın­dan dam­la­yan am­ber, ko­ku­su ve ren­giy­le be­ni ken­di­ne çek­ti. Da­ha son­ra ağa­cın üs­tü­ne çık­tım. Ko­ca­man bir bal yı­ğı­nı gi­biy­di bu. Son­ra yer­ken içi­ne gir­dim. Bir de ne gö­re­yim 25 mil­yon yıl kaldım içinde, si­zi gör­mek için. Ba­kın, si­zin ya­nı­nı­za ka­dar gel­dim. Bu­nun için­de si­zin vak­ti­ni­ze ka­dar bek­le­dim... </text:p>
      <text:p text:style-name="P2">Am­be­rin için­de ol­du­ğum için siz­ler­le ta­nı­şa­bil­dim ço­cuk­lar. Bu­na o ka­dar se­vi­ni­yo­rum ki! Ay­rı­ca si­ze bir­şey söy­le­mek is­ti­yo­rum: Duy­du­ğum ka­da­rıy­la ev­rim­ci­ler bi­zim gi­bi hay­van­la­rın za­man için­de de­ği­şip, ye­ni hay­van­la­ra dö­nüş­tük­le­ri­ni id­di­a edi­yor­lar­mış. Oy­<text:soft-page-break/>sa bu söy­le­dik­le­ri­nin ya­lan ol­du­ğu­nu an­la­mak için ba­na dik­kat­li­ce bak­ma­nız ye­ter­li. Siz de gö­rü­yor­su­nuz ki be­nim şu an ya­şa­yan te­ke bö­cek­le­rin­den hiç­bir far­kım yok, ya­ni ev­rim yok. </text:p>
      <text:p text:style-name="P2"/>
      <text:p text:style-name="P19">Ateş Bö­ce­ği</text:p>
      <text:p text:style-name="P2">Se­lam ço­cuk­lar! Biz de ateş bö­cek­le­ri­yiz. Bi­lim adam­la­rı ya­şı­mı­zın 25 mil­yon yıl ol­du­ğu­nu tah­min edi­yor. Na­sıl mı önü­nü­ze gel­dik bu ka­dar za­man­dan son­ra? Şöy­le; iki ar­ka­daş or­man­da oy­nar­ken ağaç­tan akan <text:s/>ba­la ben­zer bir sı­vı gör­dük. Me­rak­lı ol­du­ğu­muz için ya­nı­na ka­dar git­tik ve <text:s/>bir­den ben ken­di­mi için­de bu­lu­ver­dim. Böy­le­ce bu­gün­le­re ka­dar gel­dim. Mil­yon­lar­ca yıl­dır me­rak edi­yor­dum, si­zin­le ta­nış­ma­yı is­ti­yor­dum ve şim­di bu ki­tap­ta kar­şı­nız­da­yım. Ba­kın ba­ka­lım ateş bö­cek­le­ri ev­rim ge­çir­miş­ler mi? Bu­nun ce­va­bı­nı siz ve­re­bi­lir­si­niz. El­bet­te ki ev­rim ge­çir­me­dik. Mil­yon­lar­ca yıl ön­ce biz­ler na­sıl idiy­sek bu­gün­kü ateş bö­cek­le­ri de bi­zim ay­nı­mız. </text:p>
      <text:p text:style-name="P2"/>
      <text:p text:style-name="P19">Ka­rın­ca</text:p>
      <text:p text:style-name="P2">Sev­gi­li ço­cuk­lar! Biz de si­zin an­ne­le­ri­niz gi­bi yav­ru­la­rı­mı­za çok düş­kü­nüz­dür. On­la­rı so­ğuk­tan, sı­cak­tan, düş­man­lar­dan ko­ru­mak için sü­rek­li ya­nı­mız­da ta­şı­rız. Ta ki ken­di baş­la­rı­na ha­re­ket ede­bi­le­cek ya­şa ge­lin­ce­ye ka­dar… Yu­mur­ta­la­rı­mı­zı da ya­nı­mız­da ta­şı­rız, za­rar gör­me­sin­ler di­ye. Ben de bir gün or­man­da do­la­şı­yor­dum ve yu­mur­ta­la­rı­mı da yi­ne ya­nı­ma al­mış­tım. Bir ağa­cın ya­nın­dan ge­çer­ken ya­pış­kan ve şe­ker­li bir mad­de gör­düm. Bu­nun hem ken­di­me hem de ev­de be­ni bek­le­yen yav­ru­la­rı­ma çok fay­da­lı ola­ca­ğı­nı dü­şün­düm. Bu tat­lı mad­de­nin ya­nı­na yak­laş­tı­ğım­da içi­ne gir­dim hem ye­me­ye, hem de top­la­ma­ya baş­la­dım. Ben bun­la­rı ya­par­ken bi­raz faz­la oya­lan­mı­şım. Uz­man­lar 45 mil­yon yıl bu am­be­rin için­de kal­dı­ğı­mı­zı dü­şü­nü­yor. Gör­dü­ğü­nüz gi­bi ara­dan o ka­dar uzun sü­re geç­me­si­ne rağ­men yu­mur­ta­la­rım ve ben o gün­kü ha­li­miz­le si­zin kar­şı­nız­da­yız. Üs­te­lik si­ze bir de me­saj ge­tir­dik: </text:p>
      <text:p text:style-name="P2">Ço­cuk­lar, 45 mil­yon ön­ce ya­şa­yan ben ve di­ğer ka­rın­ca­la­rın, şu an­da et­ra­fı­nız­da gör­dü­ğü­nüz ka­rın­ca­lar­dan hiç­bir fark­la­rı yok. He­pi­miz bir­bi­ri­mi­zin ay­nı­sı­yız. Hiç­bi­ri­miz de­ğiş­me­dik, ev­rim­leş­me­dik, baş­ka bir hay­van tü­rü­ne dö­nüş­me­dik. He­pi­miz ger­çek bi­rer ka­rın­ca­yız ve bun­dan bü­yük gu­rur du­yu­yo­ruz. Dar­win'in izin­den gi­den, onun te­ori­si­ne ina­nan tüm ev­rim­ci­ler biz­le­ri gör­mez­lik­ten gel­mek­ten vaz­geç­sin­ler ar­tık! Bi­zim gi­bi ya­şa­yan fo­sil­le­rin var­lı­ğı ev­rim­ci­le­rin doğru söylemediklerinin is­pa­tı­dır.</text:p>
      <text:p text:style-name="P2"/>
      <text:p text:style-name="P19">Sal­yan­goz </text:p>
      <text:p text:style-name="P2">Ço­cuk­lar, ben bir sal­yan­go­zum. Her za­man­ki gi­bi, bir ağa­cın ka­bu­ğu­na çık­mış, mis­kin mis­kin uyuk­lu­yor­dum. Ne­re­den bi­le­yim, o ağa­cın am­ber sal­gı­la­dı­ğı­nı ve bu am­be­rin de kı­sa sü­re­de sert­le­şip taş­laş­tı­ğı­nı! İş­te uyuk­lar­ken, ağa­cın ka­buk­la­rı ara­sın­dan am­ber üze­ri­me ak­tı ve ben de am­be­rin için­de o ha­lim­le do­nup kal­dım. Ara­dan 100 mil­yon yıl ka­dar bir sü­re geç­ti. Bu çok uzun bir za­man. Ama çev­re­me bir bak­tım ki, sal­yan­goz ar­ka­daş­la­rım hiç de­ğiş­me­miş­ler, be­nim ta­ma­men ay­nım olan bir sü­rü sal­yan­goz çev­rem­de <text:soft-page-break/>do­la­şıp du­ru­yor. Gör­dü­ğü­nüz gi­bi ara­dan bu ka­dar uzun bir za­man geç­me­si­ne rağ­men, sal­yan­goz­lar ay­nı kal­mış­lar. Ne baş­ka bir can­lı­ya dö­nüş­müş­ler, ne de soy­la­rı tü­ken­miş. Dar­win, aca­ba bu ko­nu­da sen ne dü­şü­nü­yor­sun? Se­nin te­ori­nin bu du­ru­ma ve­re­bi­le­ce­ği bir ce­vap var mı? Hiç san­mı­yo­rum. Çün­kü bi­zim var­lı­ğı­mız se­nin te­ori­nin bir al­dat­ma­ca ol­du­ğu­nu or­ta­ya ko­yu­yor. Ben de in­san­la­rın bu ger­çek­le­ri gör­me­si­ne ara­cı ol­du­ğum için çok se­vi­ni­yo­rum. </text:p>
      <text:p text:style-name="P8"/>
      <text:p text:style-name="P19">Dan­tel Ka­nat­lı</text:p>
      <text:p text:style-name="P2">Sev­gi­li ar­ka­daş­lar, ben de bir dan­tel ka­nat­lı­yım. Be­ni in­ce­le­di­ği­niz­de ka­nat­la­rı­mın dan­te­li an­dır­dı­ğı­nı he­men fark eder­si­niz. Bel­ki de bu yüz­den adım dan­tel ka­nat­lı ola­rak anıl­mak­ta­dır. 100 mil­yon yıl­dır bu am­be­rin için­de­yim ve siz­ler­le gö­rüş­me­yi bek­li­yor­dum. Ay­rın­tı­la­rı­mı gö­rü­yor­su­nuz de­ğil mi? Gü­nü­mü­zün dan­tel ka­nat­lı­la­rı­na da bir ba­kın ve ka­ra­rı­nı­zı ve­rin. Tı­pa­tıp ay­nı­yız, gör­dü­nüz mü? 'Ev­rim hiç ya­şan­ma­mış, bi­ze ya­lan söy­le­miş­ler, ma­sal an­lat­mış­lar” de­di­niz de­ğil mi, si­zi duy­dum!</text:p>
      <text:p text:style-name="P2"/>
      <text:p text:style-name="P19">Ba­la­rı­sı</text:p>
      <text:p text:style-name="P2">Ço­cuk­lar, ben bir arı­yım! Bel­ki be­nim hak­kım­da an­la­tı­lan­la­rı duy­muş­su­nuz­dur. Ben çok ça­lış­kan bir arı­yım, hiç dur­ma­dan ça­lı­şır, ko­van­da­ki ar­ka­daş­la­rı­ma yi­ye­cek ta­şır, on­la­ra yar­dım ede­rim. Yi­ne gün­ler­den bir gün bir ağaç­tan yi­ye­cek top­la­mış ko­va­nı­ma doğ­ru yo­la çık­ma­ya ha­zır­la­nı­yor­dum ki ba­şım­dan aşa­ğı bü­yük bir am­ber dam­la­sı dö­kül­dü. Ben da­ha ne ol­du­ğu­nu an­la­ma­dan ka­la­kal­dım ve ar­tık ora­da ko­nak­la­ma­ya baş­la­dım. İş­te ço­cuk­lar tam 45 mil­yon ya­şın­da­yım. So­nuç ola­rak ben Dar­win'in ve ev­rim­ci­le­rin doğ­ru­la­rı söy­le­me­dik­le­ri­nin can­lı bir de­li­li­yim. Çün­kü on­la­rın söy­le­di­ği gi­bi can­lı­lar bir­bir­le­rin­den tü­re­me­di. De­ğiş­me­di­ler de... 45 mil­yon yıl ön­ce­ki arı ar­ka­daş­la­rım­la gü­nü­müz­de­ki arı ar­ka­daş­la­rım ve ben ay­nen bir­bi­ri­mi­ze ben­zi­yo­ruz. Bu du­rum­da kim­se bi­zim ev­rim ge­çir­di­ği­mi­zi söy­le­ye­mez, söy­le­yen olur­sa bi­lin ki bu as­la doğ­ru de­ğil. </text:p>
      <text:p text:style-name="P2"/>
      <text:p text:style-name="P19">Sıç­ra­yan Örüm­cek</text:p>
      <text:p text:style-name="P2"><text:s/>Ar­ka­daş­lar, her­hal­de he­pi­niz örüm­cek gör­müş­sü­nüz­dür. Gör­me­diy­se­niz de ko­lay­lık­la gö­re­bi­lir­si­niz. Çün­kü biz pek çok yer­de bu­lu­na­bi­len bir can­lı­yız. Ar­ka­daş­lar ben mil­yon­lar­ca yıl ön­ce­sin­den gel­me bir örüm­ce­ğim. Ol­duk­ça yaş­lı­yım. Bi­lim adam­la­rı be­nim 50 mil­yon yaş­la­rın­da ol­du­ğu­mu tah­min edi­yor­lar. Ta­bi ki ben can­lı de­ği­lim, bir fo­si­lim. Fa­kat bu ka­dar yaş­lı ol­mam ev­ri­mi çü­rüt­mek, ev­ri­min ne de­re­ce yan­lış ve in­san­la­rı al­dat­ma­yı amaç­la­yan bir teo­ri ol­du­ğu­nu is­pat­la­mak açı­sın­dan çok önem­li. Çün­kü 50 mil­yon ya­şın­da­ki bir örüm­cek gü­nü­müz­de­ki­le­rin ay­nı­sı ise ev­rim hiç ya­şan­ma­mış, örüm­cek­ler hiç de­ği­şik­li­ğe uğ­ra­ma­mış­lar de­mek­tir.</text:p>
      <text:p text:style-name="P2"/>
      <text:p text:style-name="P19">Uzun Ba­cak­lı Si­nek</text:p>
      <text:p text:style-name="P2">Ço­cuk­lar, ben bir uzun ba­cak­lı si­ne­ğim. 45 mil­yon yıl­dır bu am­be­rin için­de­yim. Be­nim si­ze bir tav­si­yem var. Şim­di be­nim am­ber için­de­ki mil­yon­lar­ca yıl ön­ce­den ge­len ha­<text:soft-page-break/>li­mi gü­nü­müz uzun ba­cak­lı si­nek­le­riy­le kı­yas­la­yın ba­ka­lım. Ara­da hiç­bir de­ği­şik­lik gö­re­bi­le­cek mi­si­niz? Gör­me­niz müm­kün de­ğil ço­cuk­lar. Biz uzun ba­cak­lı si­nek­ler Al­lah bi­zi na­sıl ya­rat­tıy­sa hep öy­le kal­dık. Ev­rim­ci­le­rin in­san­la­rı al­dat­ma­ya ça­lış­tık­la­rı gi­bi bir de­ği­şim ve ev­rim ge­çir­me­dik. Ba­kın, ev­rim­ci­ler si­zi kan­dı­rıp, ya­nılt­ma­sın di­ye Al­lah am­ber­le­ri ya­rat­tı ve biz­ler de mil­yon­lar­ca yıl bo­yun­ca bu am­ber­le­rin için­de ko­ru­na­rak siz­le­ri bek­le­dik. Bun­lar hep siz ger­çek­le­ri öğ­re­ne­si­niz, yan­lış bil­gi­le­re sap­lan­ma­ya­sı­nız di­ye Al­lah'tan bir ni­met. Al­lah am­ber­le­ri ya­rat­tı­ğı için bi­zim fo­sil­le­ri­miz bu ka­dar mü­kem­mel bir şe­kil­de mil­yon­lar­ca yıl ka­la­bil­di. Bu­nun için Al­lah'a çok şük­ret­me­li­yiz ço­cuk­lar. </text:p>
      <text:p text:style-name="P2"/>
      <text:p text:style-name="P2">Yaşa­yan fo­sil­ler tüm can­lı­la­rı ve ev­re­ni ya­ra­tan Al­lah'ın çok önem­li ya­ra­tı­lış de­lil­le­rin­den­dir. İş­te ço­cuk­lar siz de bu ki­tap­ta­ki fo­sil­le­ri an­la­ta­rak ev­rim­ci­le­rin ya­lan­la­rı­nı ya­kın­la­rı­nı­za, ar­ka­daş­la­rı­nı­za gös­te­re­bi­lir­si­niz. Gör­dü­ğü­nüz gi­bi fo­sil­ler ev­rim te­ori­si­nin saf­sa­ta­dan iba­ret ol­du­ğu­nu si­ze ke­sin bir dil­le an­lat­tı­lar. Yi­ne de ha­la ev­rim saç­ma­lı­ğı­na inan­mak­ta ıs­rar eden ki­şi­le­ri et­ra­fı­nız­da gö­re­bi­lir­si­niz. Dar­win ve ev­rim­ci­ler Al­lah'ın var­lı­ğı­na inan­ma­yı is­te­me­dik­le­ri, ki­bir­li ol­duk­la­rı için bu saf­sa­ta­nın pe­şin­den gi­de­bil­miş­ler­dir. Bu onların çok büyük bir hatasıdır. </text:p>
      <text:p text:style-name="P2">Üstelik bu teorinin pe­şin­den gi­der­ken doğ­ru­lu­ğu­na da­ir tek bir de­lil bi­le bu­la­ma­mış­lar­dır ve bu ko­nu­da ev­rim­ci­ler ça­re­siz­ler­dir, bu­nu unut­ma­yın. Böy­le ki­şi­le­re öğ­ren­di­ği­niz bu ko­nu­la­rı an­lat­ma­nız, ör­ne­ğin 120 mil­yon yıl­lık bir kuş fo­si­li­nin gü­nü­müz­de­ki kuş­lar­la na­sıl olup da ay­nı ol­du­ğu­nu so­ra­rak on­la­rı ce­vap­sız bı­ra­ka­bil­me­niz çok önem­li­dir.</text:p>
      <text:p text:style-name="P2">Ço­cuk­lar siz bu fo­sil­le­ri ta­nı­ya­rak çok bü­yük bir ger­çe­ği de iyi­ce an­la­mış ol­du­nuz: Al­lah tüm can­lı­la­rı en mü­kem­mel şe­kil­de, ek­sik­siz ola­rak ya­rat­mış­tır. Tıp­kı mil­yon­lar­ca yıl ön­ce mü­kem­mel ya­ra­tı­lış­ta can­lı­lar ol­du­ğu gi­bi, gü­nü­müz­de de ay­nı mü­kem­mel­lik­te can­lı­la­rı et­ra­fı­mız­da gör­mek­te­yiz. Şu­nu unut­ma­yın, bir ke­di­niz, tav­şa­nı­nız, ku­şu­nuz ve­ya kö­pe­ği­niz var­sa bu can­lı­la­rın mil­yon­lar­ca yıl ön­ce­ki ha­li de ay­nı gö­rü­nüm­dey­di. Ev­rim­ci­ler bu­nun ter­si­ni söy­le­se­ler de, ya­ni can­lı­la­rın mil­yon­lar­ca yıl ön­ce da­ha fark­lı gö­rü­nüp, bir­bir­le­rin­den tü­re­di­ği ya­la­nı­nı or­ta­ya at­sa­lar da ar­tık bi­li­yor­su­nuz; Al­lah in­san­la­rı, hay­van­la­rı, bit­ki­le­ri da­ha doğ­ru­su her­şe­yi, bir­bir­le­rin­den ay­rı ay­rı, ola­ğa­nüs­tü in­ce­lik­le ve ha­ri­ka­lık­la ya­rat­mış­tır. Ki­tap­ta­ki fo­sil­ler de si­ze bu ke­sin ger­çe­ği an­lat­mak için mil­yon­lar­ca yıl ön­ce­sin­den kar­şı­nı­za gel­di­ler ve bu bü­yük gö­re­vi ye­ri­ne ge­tir­dik­le­ri için şim­di çok mut­lu­lar. </text:p>
      <text:p text:style-name="P22"/>
      <text:p text:style-name="P2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7"><text:span text:style-name="Normal1"><text:span text:style-name="T7"/></text:span></text:p>
      <text:p text:style-name="P1"><text:span text:style-name="Normal1"><text:span text:style-name="T7"/></text:span></text:p>
      <text:p text:style-name="P8"><text:soft-page-break/></text:p>
      <text:p text:style-name="P36">EK BÖLÜM</text:p>
      <text:p text:style-name="P34"/>
      <text:p text:style-name="P35">EVRİM YALANI</text:p>
      <text:p text:style-name="P11"/>
      <text:p text:style-name="P8"/>
      <text:p text:style-name="P8">Bu bö­lüm­de Al­lah'ın var­lı­ğı­nı ka­bul et­me­yen, "her­şey ken­di ken­di­ne oluş­tu" di­ye man­tık dı­şı id­dia­lar öne sü­ren ev­rim­ci­ler­den söz ede­ce­ğiz. Bu in­san­lar hep ya­lan söy­le­ye­rek in­san­la­rı ya­nılt­ma­ya ça­lı­şır­lar.</text:p>
      <text:p text:style-name="P23">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P8"/>
      <text:p text:style-name="P19">Ev­rim Te­ori­si Ne­dir?</text:p>
      <text:p text:style-name="P8">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u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text:p>
      <text:p text:style-name="P8">Can­lı ve can­sız tüm mad­de­le­ri oluş­tu­ran en kü­çük par­ça atom­lar­dır. Bu, çev­re­niz­de­ki her­şey gi­bi si­zin de as­lın­da mil­yon­lar­ca ato­mun bi­ra­ra­ya gel­me­sin­den olu­şu­yor ol­ma­nız de­mek­tir. </text:p>
      <text:p text:style-name="P8">Ev­rim­ci­ler, ya­ni Dar­win'e ina­nan­lar ise atom­la­rın ken­di ken­di­le­ri­ne te­sa­dü­fen ka­rar alıp, bi­ra­ra­ya gel­dik­le­ri­ni ve böy­le­ce can­lı­la­rı oluş­tur­duk­la­rı­nı söy­ler­ler. Bu akıl dı­şı ina­nı­şa gö­re bir gün şid­det­li 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P8">An­cak şu­nu unut­ma­mak ge­re­kir ki, hüc­re­ler çok kar­ma­şık­lar­dır. Bir hüc­re­nin için­de yüz­ler­ce fark­lı kü­çük or­ga­nel var­dır. Hüc­re­yi çok bü­yük bir fab­ri­ka­ya ben­ze­te­bi­li­riz. Mal­ze­me üre­ten­ler, üre­ti­len mal­ze­me­le­ri ta­şı­yan araç­lar, gi­riş ve çı­kış ka­pı­la­rı, üre­tim mer­kez­le­ri, me­saj ge­ti­rip gö­tü­ren­ler, ener­ji mer­kez­le­ri… Pe­ki bir fab­ri­ka­nın taş­la­rın, top­ra­ğın, <text:soft-page-break/>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P8"/>
      <text:p text:style-name="P19">Öy­le ise ev­rim­ci­le­re bir </text:p>
      <text:p text:style-name="P19">de­ney yap­tı­ra­lım!</text:p>
      <text:p text:style-name="P8">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P8"/>
      <text:p text:style-name="P19">Bu­nun so­nu­cun­da ne olur?</text:p>
      <text:p text:style-name="P8">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P8">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P8"/>
      <text:p text:style-name="P19">Ev­rim­ci­le­re Gö­re Can­lı­lar </text:p>
      <text:p text:style-name="P19">Na­sıl Ev­rim­leş­ti­ler?</text:p>
      <text:p text:style-name="P8">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P8">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P8"><text:soft-page-break/>Ev­rim­ci­ler "mu­tas­yon" ve "do­ğal se­lek­si­yon" adı­nı ver­dik­le­ri iki ay­rı ola­yın bi­ra­ra­da mey­da­na gel­me­siy­le ev­ri­min ger­çek­leş­ti­ği­ne ina­nır­lar. An­cak bu çok man­tık­sız bir inanç­tır ve bi­lim­sel hiç­bir de­li­li yok­tur. Ne­den mi? Bir­lik­te in­ce­le­ye­lim. </text:p>
      <text:p text:style-name="P8"/>
      <text:p text:style-name="P29">Do­ğal Se­lek­si­yon Ne­dir?</text:p>
      <text:p text:style-name="P8">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P8">Bu­ra­ya ka­dar an­la­tı­lan­lar doğ­ru­dur. Fa­kat bu­nun ev­rim­le hiç­bir il­gi­si yok­tur. Bu­na rağ­men ev­rim­ci­ler, "bu ge­yik sü­rü­sü ge­li­şe ge­li­şe so­nun­da baş­ka bir can­lı­ya dö­nü­şür; ör­ne­ğin ge­yik­ler zü­ra­fa olur" de­mek­te­dir­ler. İş­te bu yan­lış­tır. Çün­kü hiç­bir ge­yik da­ha hız­lı koş­tu­ğu için baş­ka bir can­lı­ya ör­ne­ğin bir as­la­na ve­ya bir zü­ra­fa­ya dö­nü­şe­mez. Böy­le bir şey sa­de­ce ma­sal­lar­da olur. </text:p>
      <text:p text:style-name="P8">He­pi­niz kur­ba­ğa prens ma­sa­lı­nı bi­lir­si­niz. Bu ma­sal­da bir kur­ba­ğa pren­se dö­nü­şe­bi­lir. Ama ger­çek ya­şam­da bir ge­yi­ğin as­la­na ve­ya baş­ka bir can­lı­ya dö­nüş­me­si ta­bi ki im­kan­sız­dır. Ne var ki ev­rim­ci­ler, böy­le bir ma­sa­la ina­nır­lar. </text:p>
      <text:p text:style-name="P8"/>
      <text:p text:style-name="P19">Mu­tas­yon Ne De­mek­tir? </text:p>
      <text:p text:style-name="P8">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P8">Bu­na ben­zer baş­ka bir olay da 1986 yı­lın­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P8">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P8"><text:soft-page-break/>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P8"/>
      <text:p text:style-name="P19">Ev­rim­ci­le­rin Bir Tür­lü</text:p>
      <text:p text:style-name="P19">Bu­la­ma­dık­la­rı Fo­sil­ler</text:p>
      <text:p text:style-name="P8">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bö­cek bu am­be­rin için­de ölür. Böy­le­ce sert­le­şe­rek mil­yon­lar­ca yıl hiç bo­zul­ma­dan gü­nü­mü­ze ka­dar ge­le­bi­lir. Biz de böy­le­ce çok es­ki­den ya­şa­mış olan can­lı­lar hak­kın­da bil­gi edi­ne­bi­li­riz. İş­te can­lı­lar­dan ka­lan bu ka­lın­tı­la­ra "fo­sil" de­nir. </text:p>
      <text:p text:style-name="P8"/>
      <text:p text:style-name="P19">"Ara tür" Fo­sil­le­ri Ne De­mek­tir? </text:p>
      <text:p text:style-name="P8">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P8">İş­te ara­da­ki ge­çiş aşa­ma­sı olan bu ha­ya­li can­lı­la­ra paleontoloji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tek bir tane bile bu­lu­na­ma­mış­tır. </text:p>
      <text:p text:style-name="P8">Bu­gü­ne ka­dar yer­yü­zün­de pek çok fo­sil bu­lun­muş­tur ama bun­la­rın hiç­bi­ri ev­rim­ci­le­rin id­di­a et­tik­le­ri "ara tür"ler­den de­ğil­dir. Bu da bi­ze şu­nu gös­ter­mek­te­dir: Can­lı­lar bir­<text:soft-page-break/>bir­le­rin­den tü­re­me­miş­ler­dir. Hep­si ek­sik­siz ve ku­sur­suz bir bi­çim­de, bu­gün­kü ya­şa­yan ör­nek­le­rin­den hiç­bir fark­la­rı ve ek­sik­lik­le­ri ol­ma­dan bir an­da oluş­muş­lar­dır. Ya­ni hep­si­ni Al­lah ya­rat­mış­tır.</text:p>
      <text:p text:style-name="P8"/>
      <text:p text:style-name="P29">Kam­bri­yen Dö­ne­min­de Ne­ler Ol­du?</text:p>
      <text:p text:style-name="P8">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P8">Kam­bri­yen dö­ne­min­de­ki bu can­lı­lar da di­ğer tüm can­lı­lar gi­bi bir­den­bi­re or­ta­ya çık­mış­lar­dır. Bu can­lı­la­rın bir­den­bi­re or­ta­ya çık­ma­la­rı Al­lah'ın on­la­rı bir an­da ya­rat­tığ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P8">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gör­me­si­ni sağ­lı­yor­du. Böy­le mü­kem­mel or­gan­la­ra sa­hip can­lı­la­rın ise, te­sa­düf­le­rin yar­dı­mı ile ken­di­li­ğin­den or­ta­ya çık­ma­sı­nın müm­kün ol­ma­ya­ca­ğı açık­tır.</text:p>
      <text:p text:style-name="P8"/>
      <text:p text:style-name="P19">Ba­lık­la­rın Sü­rün­ge­ne Dö­nüş­tük­le­ri Ya­la­nı</text:p>
      <text:p text:style-name="P8">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P8">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P8">İş­te ev­rim­ci­ler bu­nu ka­bul et­mez­ler. Der­ler ki bu ba­lık­lar­dan bi­ri bah­çe­de ölü­mü bek­ler­ken ani­den de­ği­şi­me uğ­ra­dı ve bir sü­rün­gen ol­du ve ya­şa­ma­ya de­vam et­ti! As­la böy­le bir şey müm­kün de­ğil­dir!</text:p>
      <text:p text:style-name="P8">Çün­kü bir ba­lı­ğın ka­ra­da ya­şa­yan hay­van­lar­dan çok far­kı var­dır ve bun­la­rın hiç­bi­ri te­sa­dü­fen bir an­da olu­şa­maz. Bir ba­lı­ğın ka­ra­da ya­şa­mak için ih­ti­yaç du­ya­ca­ğı şey­ler­den bir­ka­çı­nı şöy­le sı­ra­la­ya­bi­li­riz:</text:p>
      <text:p text:style-name="P8">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P8"><text:soft-page-break/>2. Ba­lık­la­rın bi­zim gi­bi bir böb­rek sis­tem­le­ri yok­tur. An­cak ka­ra­da ya­şa­ya­bil­me­le­ri için böy­le bir sis­te­me ih­ti­yaç­la­rı var­dır. Ka­ra­ya çık­ma­ya ka­rar ver­di­ğin­de, ba­lı­ğın bir yer­ler­den ken­di­ne bir de böb­rek bu­la­ma­ya­ca­ğı çok açık­tır. </text:p>
      <text:p text:style-name="P8">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P8">Bun­lar bir ba­lı­ğın ka­ra­da ya­şa­ya­bil­me­si için sa­hip ol­ma­sı ge­re­ken yüz­ler­ce özel­lik­ten sa­de­ce üç ta­ne­si­dir. </text:p>
      <text:p text:style-name="P8"/>
      <text:p text:style-name="P19">Co­ele­canth İsim­li Ba­lık Hak­kın­da </text:p>
      <text:p text:style-name="P8">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8">An­cak bir gün bir ba­lık­çı de­niz­de av­la­nır­ken bu ba­lık­tan ya­ka­la­dı. Son­ra bu ba­lık­tan 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ya­şı­yor­du. Ya­ni Co­ele­canth ev­rim­ci­le­rin söy­le­di­ği gi­bi bir ara tür de­ğil­di. Gü­nü­müz­de de ya­şa­yan ger­çek bir ba­lık­tı. Ev­rim­ci­le­rin bu­nun gi­bi da­ha bir­çok ya­lan­la­rı da or­ta­ya çık­mış­tır. </text:p>
      <text:p text:style-name="P8"/>
      <text:p text:style-name="P19">Kuş­la­rın Ev­ri­mi İd­di­a­sı Bir Ya­lan­dır</text:p>
      <text:p text:style-name="P8">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8">Bir di­no­zo­run ko­şar­ken ka­na­dı­nın çık­tı­ğı­na inan­mak çok ko­mik de­ğil mi? Böy­le şey­ler an­cak ma­sal­lar­da, çiz­gi film­ler­de olur. </text:p>
      <text:p text:style-name="P8">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P8">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P29">Ev­rim­ci­le­rin ara tür de­dik­le­ri </text:p>
      <text:p text:style-name="P19">Arc­ha­eop­teryx (ar­ke­op­te­riks) as­lın­da tam </text:p>
      <text:p text:style-name="P19">bir kuş­tur!</text:p>
      <text:p text:style-name="P8">Sü­rün­gen­ler­le kuş­lar ara­sın­da­ki yüz­ler­ce fark­tan bir­ka­çı­nı şöy­le sı­ra­la­ya­bi­li­riz:</text:p>
      <text:p text:style-name="P8">1. Kuş­la­rın ka­nat­la­rı var­dır, sü­rün­gen­le­rin ayak­la­rı var­dır.</text:p>
      <text:p text:style-name="P8">2. Kuş­la­rın tüy­le­ri var­dır, sü­rün­gen­le­rin pul­la­rı var­dır.</text:p>
      <text:p text:style-name="P8">3. Kuş­la­rın ken­di­le­ri­ne öz­gü bir is­ke­let ya­pı­la­rı var­dır. Ke­mik­le­ri­nin içi boş­tur ve bu yüz­den ağır ol­ma­dık­la­rı için ra­hat­lık­la uça­bi­lir­ler. </text:p>
      <text:p text:style-name="P8">Bun­lar ilk ak­la ge­len bir iki ko­nu­dur. Bu­nun dı­şın­da bu can­lı­lar ara­sın­da da­ha pek çok fark­lı­lık var­dır. Si­ze da­ha ön­ce de söy­le­di­ği­miz gi­bi eğer bir sü­rün­gen bir ku­şa dö­nüş­müş ol­say­dı, bu ge­çi­şin aşa­ma­la­rı­nı gös­te­ren sa­yı­sız hay­van ya­şa­mış ol­ma­lıy­dı. Ayrıca biz, fo­sil­ler ara­sın­da bu hay­van­la­rın da fo­sil­le­ri­ni gör­me­liy­dik. Ya­ni ya­rım ka­nat­lı, ya­rı­sı tüy­lü ya­rı­sı pul­lu, ya­rım ga­ga­lı, ya­rım ağız­lı ga­rip ya­ra­tık­la­ra ait fo­sil­ler bu­lun­ma­sı ge­re­kir­di. Ama dün­ya­da­ki fo­sil­le­rin ara­sın­da böy­le bir ya­ra­tık fosili yok­tur. Bu­lu­nan fo­sil­ler ya tam bir sü­rün­ge­ne ya da tam bir ku­şa ait­tir. De­mek ki kuş­lar sü­rün­gen­ler­den ev­rim­leş­me­miş­ler­dir. Tüm di­ğer can­lı­lar gi­bi kuş­la­rı da Al­lah ya­rat­mış­tır. </text:p>
      <text:p text:style-name="P8">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P8">An­cak bu ke­sin bir ya­lan­dır: Arc­ha­eop­teryx tam bir kuş­tur! Çün­kü;</text:p>
      <text:p text:style-name="P8">1. Arc­ha­eop­teryx'in, ay­nı gü­nü­müz­de uçan kuş­lar gi­bi tüy­le­ri var­dır. </text:p>
      <text:p text:style-name="P8">2. Uçan kuş­la­rın ka­nat­la­rı­nın bağ­lan­dı­ğı gö­ğüs ke­mi­ği­nin ay­nı­sı Arc­ha­eop­teryx'te de var­dır.</text:p>
      <text:p text:style-name="P8">3. Arc­ha­eop­teryx kuş­la­rın ata­sı ola­maz. Çün­kü on­dan da­ha yaş­lı kuş­la­rın fo­sil­le­ri bu­lun­muş­tur. Ya­ni Arc­ha­eop­teryx yok­ken de başka kuş­lar var­dır. </text:p>
      <text:p text:style-name="P8"/>
      <text:p text:style-name="P19">İn­sa­nın Ev­ri­mi Ma­sa­lı</text:p>
      <text:p text:style-name="P8">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P8">As­lın­da, ev­rim te­ori­si­nin or­ta­ya atı­lış se­bep­le­rin­den bi­ri, in­san­la­ra, ken­di­le­ri­ni Al­lah'ın ya­rat­tı­ğı­nı unut­tur­ma­ya ça­lış­mak­tır. İn­san­lar eğer te­sa­dü­fen oluş­tuk­la­rı ve ata­la­rı­nın bir hay­van ol­du­ğu ya­lan­la­rı­na ina­nır­lar­sa, Al­lah'a kar­şı so­rum­lu­luk duymayabilirle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text:soft-page-break/>nur­lar. Amaç­la­rı in­san­la­ra Al­lah'ın var­lı­ğı­nı unut­tur­mak­tır. Ve bu ne­den­le in­san­la­ra "Si­zi Al­lah ya­rat­ma­dı. Siz may­mun­lar­dan gel­di­niz, ya­ni siz ge­liş­miş bir hay­van­sı­nız." der­ler. </text:p>
      <text:p text:style-name="P8">Hal­bu­ki in­sa­nı Al­lah ya­rat­mış­tır. Ve in­san, di­ğer tüm can­lı­lar­dan fark­lı ola­rak ko­nu­şa­bi­len, dü­şü­ne­bi­len, se­vi­ne­bi­len, ka­rar ve­re­bi­len, akıl sa­hi­bi, uy­gar­lık­lar kuran, ile­ti­şim ku­ra­bi­len tek can­lı­dır. İn­sa­na bu özel­lik­le­ri­nin hep­si­ni ve­ren Al­lah'tır. </text:p>
      <text:p text:style-name="P8"/>
      <text:p text:style-name="P19">Ev­rim­ci­ler İn­sa­nın May­mun­dan Gel­di­ği­ne </text:p>
      <text:p text:style-name="P19">Hiç­bir De­lil Gös­te­re­mez­ler</text:p>
      <text:p text:style-name="P8">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P8">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P8">Öy­le ise ev­rim te­ori­si­nin de bi­lim­sel ola­rak ina­nı­lır ol­ma­sı için de­lil gös­ter­me­si ge­re­kir. Ör­ne­ğin ev­rim te­ori­si di­yor ki in­sa­nın ata­sı may­mun­dur. Biz de o za­man ev­rim­ci­le­re so­ra­ca­ğız: Bu­nu ne­re­den bi­li­yor­su­nuz? De­li­li­niz var mı? </text:p>
      <text:p text:style-name="P8">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P8">An­cak ev­rim­ci­ler bu ko­nu­da sah­te­kar­lık­lar ya­pa­rak in­san­la­rı ya­nılt­ma­ya ça­lı­şır­lar. </text:p>
      <text:p text:style-name="P8"/>
      <text:p text:style-name="P19">Ev­rim­ci­le­rin ba­zı ya­lan­la­rı:</text:p>
      <text:p text:style-name="P8">1. Ev­rim­ci­ler ya­rı in­san - ya­rı may­mun bir ya­ra­tık bul­duk di­ye­rek so­yu tü­ken­miş may­mun­la­rın fo­sil­le­ri­ni gös­te­rir­ler. </text:p>
      <text:p text:style-name="P8">Bu­na ben­zer re­sim­le­ri mut­la­ka bir yer­ler­de gör­müş­sü­nüz­dür. İş­te ev­rim­ci­ler böy­le re­sim­ler çi­ze­rek in­san­la­rı ya­nılt­ma­ya ça­lı­şır­lar. Hal­bu­ki böy­le can­lı­lar hiç­bir za­man ya­şa­ma­mış­lar­dır. Geç­miş­te de şim­di ol­du­ğu gi­bi tam in­san­lar ve 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P8">An­cak ev­rim­ci­ler bu ko­nu­da hep sah­te­kar­lık ya­par­lar. Ör­ne­ğin so­yu tü­ken­miş, gü­nü­müz­de ya­şa­ma­yan bir may­mun tü­rü­nün fo­si­li­ni alır­lar bu­na in­san ke­mik­le­rin­den ek­le­<text:soft-page-break/>me­ler ya­par ve bu­nu ya­rı in­san ya­rı may­mun bir ya­ra­tık­mış gi­bi ta­nı­tır­lar. Bu ko­nu­lar­da faz­la bil­gi­le­ri ol­ma­yan ba­zı in­san­lar da ev­rim­ci­le­rin bu ya­la­nı­na ina­nır­lar. </text:p>
      <text:p text:style-name="P8">2. Ev­rim­ci­ler fark­lı in­san ırk­la­rı­na ait fo­sil­le­ri in­sa­nın ata­sı olan ya­rı in­san - ya­rı may­mun ya­ra­tık­lar gi­bi ta­nı­tır­lar. </text:p>
      <text:p text:style-name="P8">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P8">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8">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8">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8"/>
      <text:p text:style-name="P19">Ev­rim­ci­le­rin bü­yük sah­te­kar­lık­la­rın­dan</text:p>
      <text:p text:style-name="P19">ba­zı­la­rı:</text:p>
      <text:p text:style-name="P19">1. Pilt­down Ada­mı Sah­te­kar­lı­ğı</text:p>
      <text:p text:style-name="P8">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P8">An­cak 1949 yı­lın­da bu ke­mik­ler üze­rin­de ba­zı test­ler ya­pıl­dı­ğın­da çok şa­şır­tı­cı bir so­nuç­la kar­şı­la­şıl­dı: Çe­ne ke­mi­ği 500 bin de­ğil, sa­de­ce 2-3 ya­şın­day­dı. Bir in­sa­na ait olan ka­fa­ta­sı par­ça­la­rı da an­cak bir­kaç bin yıllıktılar. </text:p>
      <text:p text:style-name="P8">Ger­çek son­ra­dan an­la­şıl­dı: Ev­rim­ci­ler in­san ka­fa­ta­sı­na may­mun çe­ne­si tak­mış­lar ve üze­ri­ne kim­ya­sal mad­de­ler sü­re­rek es­ki gö­rün­tü­sü ver­me­ye ça­lış­mış­lar­dı. Ya­ni ev­rim­ci­ler <text:soft-page-break/>ya­rı in­san ya­rı may­mun fo­si­li bu­la­ma­yın­ca bu­nun sah­te­si­ni üret­me­ye kalk­mış­lar­dı. Bu olay ta­ri­he en bü­yük bi­lim sah­te­kar­lık­la­rın­dan bi­ri ola­rak geç­ti…</text:p>
      <text:p text:style-name="P29">2. Neb­ras­ka Ada­mı Sah­te­kar­lı­ğı</text:p>
      <text:p text:style-name="P8">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8">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P8">1927 yı­lın­da ise çok il­ginç bir ge­liş­me ol­du. Di­şin ait ol­du­ğu can­lı­nın is­ke­le­ti­nin öbür par­ça­la­rı da bu­lun­du. Diş ne may­mu­na ne de bir in­sa­na ait­ti.</text:p>
      <text:p text:style-name="P8">Diş bir do­mu­zun di­şiy­di...</text:p>
      <text:p text:style-name="P8">Bu olay ev­rim sah­te­kar­la­rı için tam bir ha­yal kı­rık­lı­ğı ol­muş­tu.</text:p>
      <text:p text:style-name="P8">Bu re­sim­le­ri gö­rü­yor mu­su­nuz? Her ev­rim­ci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P8">El­bet­te ki siz böy­le bir şey yap­maz­sı­nız, çün­kü bu­nun ne ka­dar akıl dı­şı ol­du­ğu­nu bi­lir­si­niz. Ev­rim­ci­le­rin bu ka­dar açık bir ger­çe­ği gö­re­me­me­le­ri çok şa­şır­tı­cı de­ğil mi?</text:p>
      <text:p text:style-name="P8"/>
      <text:p text:style-name="P19">İn­sa­nın May­mun­dan Gel­me­di­ği­nin De­lil­le­ri:</text:p>
      <text:p text:style-name="P8">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8">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8">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8"><text:soft-page-break/>3. Bu­gü­ne ka­dar bu­lun­muş en es­ki in­san ka­lın­tı­la­rın­dan bi­ri 1.6 mil­yon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8">4. İn­san, can­lı­lar ara­sın­da 2 aya­ğı üze­rin­de dik yü­rü­yen tek var­lık­tır. At, kö­pek, may­mun gi­bi hay­van­lar dört ayak­lı; yı­lan, tim­sah, ker­ten­ke­le gi­bi can­lı­lar da sü­rün­gen­dir.</text:p>
      <text:p text:style-name="P8">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8">Ya­pı­lan ça­lış­ma­la­rın so­nuç­la­rı­na gö­re, can­lı­lar ener­ji­le­ri­ni en iyi 2 ayak­lı ve­ya 4 ayak­lı yü­rür­ken kul­la­nı­yor­lar­dı. Can­lı, bu iki­si ara­sı eğik bir yü­rü­yüş yap­tı­ğın­da tam 2 ka­tı ener­ji har­cı­yor­du.</text:p>
      <text:p text:style-name="P8">Öy­ley­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P8">So­nuç ola­rak ev­rim te­ori­si "Dört aya­ğı üze­rin­de yü­rü­yen may­mun ne­den bir gün iki aya­ğı üze­rin­de yü­rü­me­ye ka­rar ver­di?" so­ru­su­na ce­vap ve­re­mez. </text:p>
      <text:p text:style-name="P8"/>
      <text:p text:style-name="P19">En Bü­yük Fark</text:p>
      <text:p text:style-name="P8">İn­san­la may­mun ara­sın­da­ki en önem­li fark­lı­lık ise in­sa­nın ruh sa­hi­bi ol­ma­sı may­mu­nun ise ru­hu­nun ol­ma­ma­sı­dır. İn­san bi­linç sa­hi­bi, dü­şü­ne­bi­len, ko­nu­şa­bi­len, düz­gün cüm­le­ler ku­ra­rak dü­şün­ce­le­ri­ni di­ğer ki­şi­le­re 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P8">İş­te ev­rim­ci­le­rin ce­vap­la­ya­ma­dık­la­rı so­ru­lar­dan bi­ri de bu­dur? Bir may­mu­nun in­san ola­bil­me­si için hem fi­zik­sel özel­lik­le­ri­nin de­ğiş­me­si, hem de bu in­san­la­ra ait özel­lik­le­ri ka­zan­mış ol­ma­sı ge­re­kir. Bir may­mu­nun ken­di ken­di­ne ko­nuş­ma, re­sim yap­ma, dü­şün­me, bes­te yap­ma gi­bi ye­te­nek­le­ri ka­za­na­ma­ya­ca­ğı çok açık­tır. El­bet­te ki bu müm­kün de­ğil­dir.</text:p>
      <text:p text:style-name="P8">Al­lah in­sa­nı üs­tün özel­lik­ler­le ya­rat­mış­tır ve hay­van­la­ra in­san­lar­da­ki bir­çok özel­li­ği ver­me­miş­tir. </text:p>
      <text:p text:style-name="P8"><text:soft-page-break/>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8">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text:s/>ah­ta­pot­tu de­se siz ne dü­şü­nür­sü­nüz? İş­te ev­rim­ci­le­rin söy­le­dik­le­ri "İn­sa­nın ata­sı may­mun­dur." ya­la­nı­nın da bun­dan bir far­kı yok­tur.</text:p>
      <text:p text:style-name="P8"/>
      <text:p text:style-name="P19">Dar­win ve Ev­rim­ci­le­rin En Çok </text:p>
      <text:p text:style-name="P19">Kork­tuk­la­rı Ko­nu­lar­dan Ba­zı­la­rı</text:p>
      <text:p text:style-name="P8">Göz, çok kar­ma­şık ve mü­kem­mel ta­sar­lan­mış bir or­gan­dır. Gö­zü oluş­tu­ran 40 ay­rı par­ça var­dır ve bu par­ça­lar­dan bir ta­ne­si bi­le ol­ma­sa göz gö­re­mez. </text:p>
      <text:p text:style-name="P8">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P8">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8">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P8">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so­nu­cun­da oluş­tuk­la­rı­nı ve son­ra bir ara­ba oluş­tu­ra­cak şe­kil­de bir­leş­tik­le­ri­ni id­di­a eden bi­ri­nin ak­lın­dan şüp­he et­mek ge­re­kir. </text:p>
      <text:p text:style-name="P8">Göz ise ara­ba­dan da­ha da kar­ma­şık ve mü­kem­mel bir ya­pı­ya sa­hip­tir. Öy­le ise gö­zün de te­sa­düf­ler so­nu­cun­da oluş­tu­ğu­nu söy­le­yen­le­rin akıl­la­rın­dan şüp­he et­mek ge­re­kir. Dar­win de gö­zün na­sıl or­ta­ya çık­tı­ğı­nı açık­la­ya­ma­mış­tır. Ve şöy­le de­miş­tir: "Göz­le­ri dü­şün­mek be­ni bu te­ori­den so­ğut­tu." (Nor­man Mac­beth, Dar­win Ret­ri­ed: An opp­cal to <text:soft-page-break/>rea­son, Bos­ton; Gam­bit, 1971, s.101) Te­ori­nin ku­ru­cu­su Dar­win bi­le göz­le­rin mü­kem­mel ya­pı­sı kar­şı­sın­da ça­re­siz kal­mış­tır. </text:p>
      <text:p text:style-name="P8"/>
      <text:p text:style-name="P29">Vü­cu­du­muz­da­ki Bil­gi Ban­ka­sı: DNA</text:p>
      <text:p text:style-name="P8">İn­san vü­cu­dun­da tril­yon­lar­ca hüc­re var­dır. Ve bu hüc­re­le­rin her bi­ri­nin için­de de bir in­sa­nın sa­hip ol­du­ğu tüm özel­lik­ler sak­lan­mış­tır. Pe­ki bu bil­gi­ler hüc­re­nin için­de ne­re­ye sak­lan­mış­tır? </text:p>
      <text:p text:style-name="P8">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8">Bu­nu bir al­fa­be­ye ben­ze­te­bi­lir­si­niz. Ör­ne­ğin bi­zim al­fa­be­miz­de 29 harf var­dır ve bu harf­le­rin fark­lı di­zi­lim­le­ri ile fark­lı ke­li­me­ler mey­da­na ge­lir. İş­te DNA'da­ki 4 har­fin fark­lı şe­kil­ler­de di­zil­me­si ile fark­lı bil­gi­ler olu­şur. </text:p>
      <text:p text:style-name="P8">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8">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P8">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text:p>
      <text:p text:style-name="P8">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8">İş­te ev­rim­ci­ler bun­dan da­ha da saç­ma bir şe­yi id­di­a eder­ler.</text:p>
      <text:p text:style-name="P8">Na­sıl ki bir say­fa ya­zı bi­le te­sa­dü­fen ken­di ken­di­ne olu­şa­maz, mut­la­ka onu ya­zan bi­ri var­dır, DNA gi­bi mü­kem­mel bir bil­gi ban­ka­sı da ken­di ken­di­ne te­sa­düf­ler so­nu­cun­da <text:soft-page-break/>olu­şa­maz. DNA'yı ya­ra­tan üs­tün ve güç­lü olan, her­şe­yi yap­ma­ya gü­cü ye­ten, ye­rin, gö­ğün ve iki­si­nin ara­sın­da­ki­le­rin Rab­bi olan Al­lah'tır. </text:p>
      <text:p text:style-name="P8"/>
      <text:p text:style-name="P29">Her­şe­yi Ya­ra­tan Al­lah'tır</text:p>
      <text:p text:style-name="P8">Mil­yar­lar­ca bil­gi­yi gö­zü­müz­le bi­le gö­re­me­ye­ce­ği­miz ka­dar kü­çük bir ye­re sığ­dı­ran Rab­bi­miz'­dir.</text:p>
      <text:p text:style-name="P8">Bi­zi, el­le­ri­mi­zi, göz­le­ri­mi­zi, saç­la­rı­mı­zı, ayak­la­rı­mı­zı ya­ra­tan Al­lah'tır. </text:p>
      <text:p text:style-name="P8">Ai­le­mi­zi, an­ne ba­ba­mı­zı, kar­deş­le­ri­mi­zi, ar­ka­daş­la­rı­mı­zı, öğ­ret­men­le­ri­mi­zi ya­ra­tan da Al­lah'tır. </text:p>
      <text:p text:style-name="P8">En sev­di­ği­miz yi­ye­cek­le­ri, çi­ko­la­ta­la­rı, pas­ta­la­rı, şe­ker­le­ri, bi­ze sağ­lık ve güç ve­ren mey­ve ve seb­ze­le­ri bi­zim için ya­ra­tan Al­lah'tır. Eğer Al­lah bi­zim için on­la­rı ya­rat­ma­say­dı biz hiç­bir za­man çi­ko­la­ta­nın ta­dı­nı bi­le bi­le­mez­dik. </text:p>
      <text:p text:style-name="P8">Bi­ze tat ve ko­ku al­ma du­yu­su­nu ve­ren Al­lah'tır. Eğer 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P8">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P8">Her­şey­den ön­ce siz yok­tu­nuz. Bir dü­şü­nün doğ­ma­dan ön­ce hiç­bir yer­de de­ğil­di­niz. Ya­ni siz bir hiç­ti­niz. Si­zi Al­lah ya­rat­tı. Siz yok­ken si­zi var et­ti. </text:p>
      <text:p text:style-name="P8">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P8">Al­lah her du­amı­zı mut­la­ka du­yar ve kar­şı­lık ve­rir. Çün­kü Al­lah bi­zim içi­miz­den ge­çir­dik­le­ri­mi­zi, dü­şün­dük­le­ri­mi­zi bi­lir, her du­amı­zı du­yar ve ka­rşı­lık ve­rir. </text:p>
      <text:p text:style-name="P8">Bi­zim yap­ma­mız ge­re­ken ise, bi­zi ya­ra­tan, dün­ya­nın tüm ni­met­le­ri­ni bi­ze ve­ren Rab­bi­miz'e en gü­zel şe­kil­de şük­ret­mek­tir. Al­lah'ın her an ya­nı­mız­da ol­du­ğu­nu her an bi­zi gö­rüp işit­ti­ği­ni bi­le­rek dai­ma gü­zel dav­ra­nış­lar­da bu­lun­mak­tır.</text:p>
      <text:p text:style-name="P8"/>
      <text:p text:style-name="P8"/>
      <text:p text:style-name="P10"/>
      <text:p text:style-name="P10">Dediler ki: "Sen yücesin, bize öğrettiğinden başka bizim hiçbir</text:p>
      <text:p text:style-name="P10">bilgimiz yok. Gerçekten Sen, herşeyi bilen, hüküm ve hikmet sahibi olansın."</text:p>
      <text:p text:style-name="P10">(Bakara Suresi, 32)</text:p>
      <text:p text:style-name="P11"/>
      <text:p text:style-name="P8"/>
      <text:p text:style-name="P8"/>
      <text:p text:style-name="P8"/>
      <text:p text:style-name="P4"><text:soft-page-break/></text:p>
      <text:p text:style-name="P26"/>
      <text:p text:style-name="P10"/>
      <text:p text:style-name="P10"/>
      <text:p text:style-name="P9">Çocuklar, çoğu kişi fosillerin evrim teorisini desteklediğini sanır. Çünkü evrimciler onlara böyle söylerler. Oysa bu yanlıştır. Tam tersine fosiller evrim teorisinin olmadığını ortaya koyan en önemli kanıtlardır. Ancak bazı kitaplarda halen evrimle ilgili hayal ürünü hikayeler anlatılmaktadır. Oysa gerçek şudur: 150 yıldır evrimi destekleyecek tek bir kanıt bulunamamıştır. Fosil kayıtları da evrimin olmadığını ortaya koyan en </text:p>
      <text:p text:style-name="P9">önemli delillerden biridir.</text:p>
      <text:p text:style-name="P9">Sevgili çocuklar, bu kitapta fosillerin bize anlatacağı gibi, canlılar günümüzde nasıl mükemmel özelliklere sahiplerse, yüz milyonlarca yıl önce de aynı kusursuzluğa sahiptiler. Hiçbir zaman yeryüzünde evrimcilerin iddia ettikleri gibi ilkel canlılar yaşamadı. Allah canlıları bir anda, bugünkü özelliklerine sahip olarak, eksiksiz bir şekilde yarattı. Gelin şimdi bu gerçeği ispatlayan fosilleri hep beraber inceleyelim...</text:p>
      <text:p text:style-name="P9"/>
      <text:p text:style-name="P9"/>
      <text:p text:style-name="P9"/>
      <text:p text:style-name="P17">YAZAR HAKKINDA</text:p>
      <text:p text:style-name="P10"/>
      <text:p text:style-name="P9"/>
      <text:p text:style-name="P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Palatino" svg:font-family="Palatino, 'Book Antiqua'" style:font-pitch="variable"/>
    <style:font-face style:name="Textile" svg:font-family="Textile, 'Courier New'"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baslik" style:family="paragraph">
      <style:paragraph-properties fo:margin-left="0.799cm" fo:margin-right="0cm" fo:margin-top="0.074cm" fo:margin-bottom="0.199cm" loext:contextual-spacing="false" fo:line-height="0.635cm" fo:orphans="2" fo:widows="2" fo:text-indent="0cm" style:auto-text-indent="false"/>
      <style:text-properties style:use-window-font-color="true" style:font-name="Textile" fo:font-family="Textile, 'Courier New'" style:font-pitch="variable" fo:font-size="12pt" fo:letter-spacing="0.353cm"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Textile" style:font-family-complex="Textile, 'Courier New'"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Textile" fo:font-family="Textile, 'Courier New'" style:font-pitch="variable" fo:font-size="11pt" fo:language="tr" fo:country="TR" style:font-name-asian="Times New Roman" style:font-family-asian="'Times New Roman'" style:font-family-generic-asian="roman" style:font-pitch-asian="variable" style:font-size-asian="11pt" style:language-asian="none" style:country-asian="none" style:font-name-complex="Textile" style:font-family-complex="Textile, 'Courier New'" style:font-pitch-complex="variable" style:font-size-complex="10pt" style:language-complex="ar" style:country-complex="SA"/>
    </style:style>
    <style:style style:name="ayet" style:family="paragraph">
      <style:paragraph-properties fo:margin-left="0.799cm" fo:margin-right="0cm" fo:margin-top="0.074cm" fo:margin-bottom="0.074cm" loext:contextual-spacing="false" fo:line-height="0.564cm" fo:text-align="justify" style:justify-single-word="false" fo:orphans="2" fo:widows="2" fo:text-indent="0cm" style:auto-text-indent="false"/>
      <style:text-properties style:use-window-font-color="true" style:font-name="Textile" fo:font-family="Textile, 'Courier New'" style:font-pitch="variable"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Textile" style:font-family-complex="Textile, 'Courier New'"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text-indent="0.799cm" style:auto-text-indent="false"/>
      <style:text-properties style:font-name="Palatino" fo:font-family="Palatino, 'Book Antiqua'" style:font-pitch="variable" fo:font-size="10.5pt" fo:language="en" fo:country="US" style:font-name-asian="Times New Roman" style:font-family-asian="'Times New Roman'" style:font-family-generic-asian="roman" style:font-pitch-asian="variable" style:font-size-asian="10.5pt" style:font-name-complex="Palatino" style:font-family-complex="Palatino, 'Book Antiqua'"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Normal1" style:family="text">
      <style:text-properties style:font-name="Palatino" fo:font-family="Palatino, 'Book Antiqua'" style:font-pitch="variable" fo:font-size="10.5pt" style:font-size-asian="10.5pt" style:font-name-complex="Palatino" style:font-family-complex="Palatino, 'Book Antiqua'"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 AMCA BİZ HİÇ DEĞİŞMEDİK</dc:title>
    <dc:subject>DARWIN AMCA BİZ HİÇ DEĞİŞMEDİK</dc:subject>
    <meta:initial-creator>ADNAN OKTAR - HARUN YAHYA</meta:initial-creator>
    <meta:creation-date>2009-07-03T22:43:00</meta:creation-date>
    <dc:date>2019-10-12T21:16:33.072773790</dc:date>
    <meta:editing-cycles>15</meta:editing-cycles>
    <meta:editing-duration>PT3H48M45S</meta:editing-duration>
    <meta:generator>LibreOffice/6.3.2.2$Linux_X86_64 LibreOffice_project/ddcf6633b674837c71d3649d97a9cb3c0d392a84</meta:generator>
    <meta:document-statistic meta:table-count="0" meta:image-count="0" meta:object-count="0" meta:page-count="64" meta:paragraph-count="441" meta:word-count="17019" meta:character-count="143153" meta:non-whitespace-character-count="126375"/>
  </office:meta>
</office:document-meta>
</file>